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3.4375in"/>
    </style:style>
    <style:style style:name="Table39.B" style:family="table-column">
      <style:table-column-properties style:column-width="3.4688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8d686d" style:font-name-asian="Arial" style:font-size-asian="10pt" style:font-size-complex="10pt"/>
    </style:style>
    <style:style style:name="P13" style:family="paragraph" style:parent-style-name="Preformatted_20_Text">
      <style:text-properties style:font-name="Arial" fo:font-size="10pt" officeooo:rsid="0091edbc" officeooo:paragraph-rsid="0091edbc" style:font-name-asian="Arial" style:font-size-asian="10pt" style:font-size-complex="10pt"/>
    </style:style>
    <style:style style:name="P14" style:family="paragraph" style:parent-style-name="Preformatted_20_Text">
      <style:text-properties style:font-name="Arial" fo:font-size="10pt" officeooo:paragraph-rsid="00d1d563" style:font-name-asian="Arial" style:font-size-asian="10pt" style:font-size-complex="10pt"/>
    </style:style>
    <style:style style:name="P15" style:family="paragraph" style:parent-style-name="Preformatted_20_Text">
      <style:text-properties style:font-name="Arial" fo:font-size="10pt" officeooo:paragraph-rsid="00e00c0f" style:font-name-asian="Arial" style:font-size-asian="10pt" style:font-size-complex="10pt"/>
    </style:style>
    <style:style style:name="P16" style:family="paragraph" style:parent-style-name="Preformatted_20_Text">
      <style:text-properties style:font-name="Arial" fo:font-size="10pt" officeooo:paragraph-rsid="00e2736c" style:font-name-asian="Arial" style:font-size-asian="10pt" style:font-size-complex="10pt"/>
    </style:style>
    <style:style style:name="P17" style:family="paragraph" style:parent-style-name="Preformatted_20_Text">
      <style:text-properties style:font-name="Arial" fo:font-size="10pt" officeooo:paragraph-rsid="00e2a517" style:font-name-asian="Arial" style:font-size-asian="10pt" style:font-size-complex="10pt"/>
    </style:style>
    <style:style style:name="P18" style:family="paragraph" style:parent-style-name="Preformatted_20_Text">
      <style:text-properties style:font-name="Arial" fo:font-size="10pt" officeooo:paragraph-rsid="00e2e501" style:font-name-asian="Arial" style:font-size-asian="10pt" style:font-size-complex="10pt"/>
    </style:style>
    <style:style style:name="P19"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20"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21"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22"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25"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34"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35"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36"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7"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8"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9"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40"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41" style:family="paragraph" style:parent-style-name="Preformatted_20_Text">
      <style:text-properties style:font-name="Arial" fo:font-size="10pt" officeooo:paragraph-rsid="00d1d563" style:font-name-asian="Arial" style:font-size-asian="10pt" style:font-name-complex="Liberation Mono" style:font-size-complex="10pt"/>
    </style:style>
    <style:style style:name="P42" style:family="paragraph" style:parent-style-name="Preformatted_20_Text">
      <style:text-properties style:font-name="Arial" fo:font-size="10pt" officeooo:paragraph-rsid="00dba9af" style:font-name-asian="Arial" style:font-size-asian="10pt" style:font-name-complex="Liberation Mono" style:font-size-complex="10pt"/>
    </style:style>
    <style:style style:name="P43" style:family="paragraph" style:parent-style-name="Preformatted_20_Text">
      <style:text-properties style:font-name="Arial" fo:font-size="10pt" officeooo:rsid="00e14375" officeooo:paragraph-rsid="00e14375" style:font-name-asian="Arial" style:font-size-asian="10pt" style:font-name-complex="Liberation Mono" style:font-size-complex="10pt"/>
    </style:style>
    <style:style style:name="P44" style:family="paragraph" style:parent-style-name="Preformatted_20_Text">
      <style:text-properties style:font-name="Arial" fo:font-size="10pt" officeooo:paragraph-rsid="00e14375" style:font-name-asian="Arial" style:font-size-asian="10pt" style:font-name-complex="Liberation Mono" style:font-size-complex="10pt"/>
    </style:style>
    <style:style style:name="P45"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46"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47"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48"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49"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50" style:family="paragraph" style:parent-style-name="Preformatted_20_Text">
      <style:paragraph-properties fo:margin-left="0.4925in" fo:margin-right="0in" fo:text-indent="0in" style:auto-text-indent="false"/>
    </style:style>
    <style:style style:name="P51" style:family="paragraph" style:parent-style-name="Preformatted_20_Text">
      <style:paragraph-properties fo:margin-left="0.4925in" fo:margin-right="0in" fo:text-indent="0in" style:auto-text-indent="false"/>
      <style:text-properties style:font-name="Arial"/>
    </style:style>
    <style:style style:name="P52"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53"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54"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55"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56"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57"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58" style:family="paragraph" style:parent-style-name="Preformatted_20_Text">
      <style:paragraph-properties fo:margin-left="0.4925in" fo:margin-right="0in" fo:text-indent="0in" style:auto-text-indent="false"/>
      <style:text-properties style:font-name="Arial" fo:font-size="10pt" officeooo:paragraph-rsid="00d68f3f" style:font-name-asian="Arial" style:font-size-asian="10pt" style:font-size-complex="10pt"/>
    </style:style>
    <style:style style:name="P59"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60" style:family="paragraph" style:parent-style-name="Preformatted_20_Text">
      <style:paragraph-properties fo:margin-left="0.4925in" fo:margin-right="0in" fo:text-indent="0in" style:auto-text-indent="false"/>
      <style:text-properties style:font-name="Arial" fo:font-size="10pt" fo:font-weight="bold" officeooo:paragraph-rsid="0095e524" style:font-name-asian="Arial" style:font-size-asian="10pt" style:font-weight-asian="bold" style:font-size-complex="10pt" style:font-weight-complex="bold"/>
    </style:style>
    <style:style style:name="P61" style:family="paragraph" style:parent-style-name="Preformatted_20_Text">
      <style:paragraph-properties fo:margin-left="0.4925in" fo:margin-right="0in" fo:text-indent="0in" style:auto-text-indent="false"/>
      <style:text-properties style:font-name="Arial" fo:font-size="10pt" fo:font-weight="bold" officeooo:paragraph-rsid="0097d141" style:font-name-asian="Arial" style:font-size-asian="10pt" style:font-weight-asian="bold" style:font-size-complex="10pt" style:font-weight-complex="bold"/>
    </style:style>
    <style:style style:name="P62" style:family="paragraph" style:parent-style-name="Preformatted_20_Text">
      <style:paragraph-properties fo:margin-left="0.4925in" fo:margin-right="0in" fo:text-indent="0in" style:auto-text-indent="false"/>
      <style:text-properties style:font-name="Arial" fo:font-size="10pt" fo:font-weight="bold" officeooo:paragraph-rsid="00d68f3f" style:font-name-asian="Arial" style:font-size-asian="10pt" style:font-weight-asian="bold" style:font-size-complex="10pt" style:font-weight-complex="bold"/>
    </style:style>
    <style:style style:name="P63"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64"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65"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66"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67"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68"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P69"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70"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71"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72"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73"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74" style:family="paragraph" style:parent-style-name="Standard">
      <style:text-properties style:font-name="Arial" fo:font-size="10pt" officeooo:paragraph-rsid="0027f69f" style:font-name-asian="Arial" style:font-size-asian="10pt" style:font-size-complex="10pt"/>
    </style:style>
    <style:style style:name="P75" style:family="paragraph" style:parent-style-name="Standard">
      <style:text-properties style:font-name="Arial" fo:font-size="10pt" officeooo:paragraph-rsid="00310544" style:font-name-asian="Arial" style:font-size-asian="10pt" style:font-size-complex="10pt"/>
    </style:style>
    <style:style style:name="P76" style:family="paragraph" style:parent-style-name="Standard">
      <style:text-properties style:font-name="Arial" fo:font-size="10pt" officeooo:rsid="00310544" officeooo:paragraph-rsid="00310544" style:font-name-asian="Arial" style:font-size-asian="10pt" style:font-size-complex="10pt"/>
    </style:style>
    <style:style style:name="P77" style:family="paragraph" style:parent-style-name="Standard">
      <style:text-properties style:font-name="Arial" fo:font-size="10pt" officeooo:paragraph-rsid="00373235" style:font-name-asian="Arial" style:font-size-asian="10pt" style:font-size-complex="10pt"/>
    </style:style>
    <style:style style:name="P78" style:family="paragraph" style:parent-style-name="Standard">
      <style:text-properties style:font-name="Arial" fo:font-size="10pt" officeooo:paragraph-rsid="005ddbed" style:font-name-asian="Arial" style:font-size-asian="10pt" style:font-size-complex="10pt"/>
    </style:style>
    <style:style style:name="P79" style:family="paragraph" style:parent-style-name="Standard">
      <style:text-properties style:font-name="Arial" fo:font-size="10pt" officeooo:paragraph-rsid="005e750d" style:font-name-asian="Arial" style:font-size-asian="10pt" style:font-size-complex="10pt"/>
    </style:style>
    <style:style style:name="P80" style:family="paragraph" style:parent-style-name="Standard">
      <style:text-properties style:font-name="Arial" fo:font-size="10pt" officeooo:paragraph-rsid="00752bb0" style:font-name-asian="Arial" style:font-size-asian="10pt" style:font-size-complex="10pt"/>
    </style:style>
    <style:style style:name="P81" style:family="paragraph" style:parent-style-name="Standard">
      <style:text-properties style:font-name="Arial" fo:font-size="10pt" officeooo:paragraph-rsid="00767df2" style:font-name-asian="Arial" style:font-size-asian="10pt" style:font-size-complex="10pt"/>
    </style:style>
    <style:style style:name="P82" style:family="paragraph" style:parent-style-name="Standard">
      <style:text-properties style:font-name="Arial" fo:font-size="10pt" officeooo:paragraph-rsid="00879bb8" style:font-name-asian="Arial" style:font-size-asian="10pt" style:font-size-complex="10pt"/>
    </style:style>
    <style:style style:name="P83" style:family="paragraph" style:parent-style-name="Standard">
      <style:text-properties style:font-name="Arial" fo:font-size="10pt" officeooo:paragraph-rsid="0088d1fb" style:font-name-asian="Arial" style:font-size-asian="10pt" style:font-size-complex="10pt"/>
    </style:style>
    <style:style style:name="P84" style:family="paragraph" style:parent-style-name="Standard">
      <style:text-properties style:font-name="Arial" fo:font-size="10pt" officeooo:paragraph-rsid="008a2a27" style:font-name-asian="Arial" style:font-size-asian="10pt" style:font-size-complex="10pt"/>
    </style:style>
    <style:style style:name="P85" style:family="paragraph" style:parent-style-name="Standard">
      <style:text-properties style:font-name="Arial" fo:font-size="10pt" officeooo:paragraph-rsid="00d1d563" style:font-name-asian="Arial" style:font-size-asian="10pt" style:font-size-complex="10pt"/>
    </style:style>
    <style:style style:name="P86" style:family="paragraph" style:parent-style-name="Table_20_Contents">
      <style:text-properties style:font-name="Arial" fo:font-size="10pt" style:font-name-asian="Arial" style:font-size-asian="10pt" style:font-name-complex="Liberation Mono" style:font-size-complex="10pt"/>
    </style:style>
    <style:style style:name="P87"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88" style:family="paragraph" style:parent-style-name="Table_20_Contents">
      <style:text-properties style:font-name="Arial" fo:font-size="10pt" officeooo:rsid="0027be6b" officeooo:paragraph-rsid="00d1d563" style:font-name-asian="Arial" style:font-size-asian="10pt" style:font-name-complex="Liberation Mono" style:font-size-complex="10pt"/>
    </style:style>
    <style:style style:name="P89"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90"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91"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92"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93" style:family="paragraph" style:parent-style-name="Table_20_Contents">
      <style:text-properties style:font-name="Arial" fo:font-size="10pt" officeooo:rsid="005e750d" style:font-name-asian="Arial" style:font-size-asian="10pt" style:font-name-complex="Liberation Mono" style:font-size-complex="10pt"/>
    </style:style>
    <style:style style:name="P94"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95"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96"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97"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98"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99" style:family="paragraph" style:parent-style-name="Table_20_Contents">
      <style:text-properties style:font-name="Arial" fo:font-size="10pt" officeooo:paragraph-rsid="00d1d563" style:font-name-asian="Arial" style:font-size-asian="10pt" style:font-name-complex="Liberation Mono" style:font-size-complex="10pt"/>
    </style:style>
    <style:style style:name="P100" style:family="paragraph" style:parent-style-name="Table_20_Contents">
      <style:text-properties style:font-name="Arial" fo:font-size="10pt" officeooo:rsid="00d1d563" officeooo:paragraph-rsid="00d1d563" style:font-name-asian="Arial" style:font-size-asian="10pt" style:font-name-complex="Liberation Mono" style:font-size-complex="10pt"/>
    </style:style>
    <style:style style:name="P101"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102"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103"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104"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105"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106"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107"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108"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109"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110" style:family="paragraph" style:parent-style-name="Table_20_Contents">
      <style:text-properties officeooo:paragraph-rsid="00d1d563"/>
    </style:style>
    <style:style style:name="P111" style:family="paragraph" style:parent-style-name="Heading_20_1">
      <style:text-properties officeooo:paragraph-rsid="0009bb8f"/>
    </style:style>
    <style:style style:name="P112" style:family="paragraph" style:parent-style-name="Heading_20_3">
      <style:text-properties officeooo:paragraph-rsid="00d1d563"/>
    </style:style>
    <style:style style:name="P113" style:family="paragraph" style:parent-style-name="Preformatted_20_Text">
      <style:text-properties style:font-name="Arial" fo:font-size="10pt" style:font-name-asian="Arial" style:font-size-asian="10pt" style:font-size-complex="10pt"/>
    </style:style>
    <style:style style:name="P114" style:family="paragraph" style:parent-style-name="Preformatted_20_Text" style:list-style-name="L1">
      <style:text-properties style:font-name="Arial" fo:font-size="10pt" officeooo:paragraph-rsid="0027f69f" style:font-name-asian="Arial" style:font-size-asian="10pt" style:font-size-complex="10pt"/>
    </style:style>
    <style:style style:name="P115" style:family="paragraph" style:parent-style-name="Preformatted_20_Text" style:list-style-name="L1">
      <style:text-properties style:font-name="Arial" fo:font-size="10pt" officeooo:paragraph-rsid="0034d25c" style:font-name-asian="Arial" style:font-size-asian="10pt" style:font-size-complex="10pt"/>
    </style:style>
    <style:style style:name="P116" style:family="paragraph" style:parent-style-name="Preformatted_20_Text" style:list-style-name="L1">
      <style:text-properties style:font-name="Arial" fo:font-size="10pt" officeooo:paragraph-rsid="00d1d563" style:font-name-asian="Arial" style:font-size-asian="10pt" style:font-size-complex="10pt"/>
    </style:style>
    <style:style style:name="P117" style:family="paragraph" style:parent-style-name="Preformatted_20_Text" style:list-style-name="L2">
      <style:text-properties style:font-name="Arial" fo:font-size="10pt" officeooo:paragraph-rsid="0034d25c" style:font-name-asian="Arial" style:font-size-asian="10pt" style:font-size-complex="10pt"/>
    </style:style>
    <style:style style:name="P118" style:family="paragraph" style:parent-style-name="Preformatted_20_Text" style:list-style-name="L2">
      <style:text-properties style:font-name="Arial" fo:font-size="10pt" officeooo:paragraph-rsid="0027f69f" style:font-name-asian="Arial" style:font-size-asian="10pt" style:font-size-complex="10pt"/>
    </style:style>
    <style:style style:name="P119" style:family="paragraph" style:parent-style-name="Preformatted_20_Text" style:list-style-name="L3">
      <style:text-properties style:font-name="Arial" fo:font-size="10pt" officeooo:paragraph-rsid="00373827" style:font-name-asian="Arial" style:font-size-asian="10pt" style:font-size-complex="10pt"/>
    </style:style>
    <style:style style:name="P120" style:family="paragraph" style:parent-style-name="Preformatted_20_Text" style:list-style-name="L4">
      <style:text-properties style:font-name="Arial" fo:font-size="10pt" officeooo:paragraph-rsid="005b4011" style:font-name-asian="Arial" style:font-size-asian="10pt" style:font-size-complex="10pt"/>
    </style:style>
    <style:style style:name="P121" style:family="paragraph" style:parent-style-name="Preformatted_20_Text" style:list-style-name="L5">
      <style:text-properties style:font-name="Arial" fo:font-size="10pt" officeooo:paragraph-rsid="005ddbed" style:font-name-asian="Arial" style:font-size-asian="10pt" style:font-size-complex="10pt"/>
    </style:style>
    <style:style style:name="P122"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123" style:family="paragraph" style:parent-style-name="Preformatted_20_Text" style:list-style-name="L6">
      <style:text-properties style:font-name="Arial" officeooo:paragraph-rsid="00879bb8"/>
    </style:style>
    <style:style style:name="P124" style:family="paragraph" style:parent-style-name="Preformatted_20_Text" style:list-style-name="L2">
      <style:text-properties officeooo:paragraph-rsid="0027f69f"/>
    </style:style>
    <style:style style:name="P125" style:family="paragraph" style:parent-style-name="Table_20_Contents">
      <style:text-properties officeooo:rsid="00ea0ba3" officeooo:paragraph-rsid="00ea0ba3"/>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1d019f" style:font-name-asian="Arial" style:font-weight-asian="bold" style:font-name-complex="Liberation Mono" style:font-weight-complex="bold"/>
    </style:style>
    <style:style style:name="T5" style:family="text">
      <style:text-properties fo:font-style="italic" style:font-style-asian="italic" style:font-style-complex="italic"/>
    </style:style>
    <style:style style:name="T6" style:family="text">
      <style:text-properties fo:font-style="italic" officeooo:rsid="0095e524" style:font-style-asian="italic" style:font-style-complex="italic"/>
    </style:style>
    <style:style style:name="T7" style:family="text">
      <style:text-properties style:font-name="Arial" fo:font-size="10pt" style:font-name-asian="Arial" style:font-size-asian="10pt" style:font-size-complex="10pt"/>
    </style:style>
    <style:style style:name="T8" style:family="text">
      <style:text-properties style:font-name="Arial" fo:font-size="10pt" officeooo:rsid="0027f69f" style:font-name-asian="Arial" style:font-size-asian="10pt" style:font-size-complex="10pt"/>
    </style:style>
    <style:style style:name="T9" style:family="text">
      <style:text-properties style:font-name="Arial" fo:font-size="10pt" officeooo:rsid="00e00c0f" style:font-name-asian="Arial" style:font-size-asian="10pt" style:font-size-complex="10pt"/>
    </style:style>
    <style:style style:name="T10" style:family="text">
      <style:text-properties style:font-name="Arial" fo:font-size="10pt" style:font-name-asian="Arial" style:font-size-asian="10pt" style:font-name-complex="Liberation Mono" style:font-size-complex="10pt"/>
    </style:style>
    <style:style style:name="T11" style:family="text">
      <style:text-properties style:font-name="Arial" fo:font-size="10pt" officeooo:rsid="00d1d563" style:font-name-asian="Arial" style:font-size-asian="10pt" style:font-name-complex="Liberation Mono" style:font-size-complex="10pt"/>
    </style:style>
    <style:style style:name="T12" style:family="text">
      <style:text-properties style:font-name="Arial" fo:font-size="10pt" officeooo:rsid="00e2e501" style:font-name-asian="Arial" style:font-size-asian="10pt" style:font-name-complex="Liberation Mono" style:font-size-complex="10pt"/>
    </style:style>
    <style:style style:name="T13" style:family="text">
      <style:text-properties style:font-name="Arial" fo:font-size="10pt" officeooo:rsid="00e45911" style:font-name-asian="Arial" style:font-size-asian="10pt" style:font-name-complex="Liberation Mono" style:font-size-complex="10pt"/>
    </style:style>
    <style:style style:name="T14"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5" style:family="text">
      <style:text-properties officeooo:rsid="0010a280"/>
    </style:style>
    <style:style style:name="T16" style:family="text">
      <style:text-properties fo:font-weight="normal" style:font-weight-asian="normal" style:font-weight-complex="normal"/>
    </style:style>
    <style:style style:name="T17" style:family="text">
      <style:text-properties fo:font-weight="normal" officeooo:rsid="0010a280" style:font-weight-asian="normal" style:font-weight-complex="normal"/>
    </style:style>
    <style:style style:name="T18" style:family="text">
      <style:text-properties fo:font-weight="normal" officeooo:rsid="00d68f3f" style:font-weight-asian="normal" style:font-weight-complex="normal"/>
    </style:style>
    <style:style style:name="T19" style:family="text">
      <style:text-properties officeooo:rsid="00122b6d"/>
    </style:style>
    <style:style style:name="T20" style:family="text">
      <style:text-properties style:font-name-asian="Arial"/>
    </style:style>
    <style:style style:name="T21" style:family="text">
      <style:text-properties officeooo:rsid="0010a280" style:font-name-asian="Arial"/>
    </style:style>
    <style:style style:name="T22" style:family="text">
      <style:text-properties officeooo:rsid="0087299f" style:font-name-asian="Arial"/>
    </style:style>
    <style:style style:name="T23" style:family="text">
      <style:text-properties officeooo:rsid="0027be6b"/>
    </style:style>
    <style:style style:name="T24" style:family="text">
      <style:text-properties officeooo:rsid="0027f69f"/>
    </style:style>
    <style:style style:name="T25" style:family="text">
      <style:text-properties officeooo:rsid="00282811"/>
    </style:style>
    <style:style style:name="T26" style:family="text">
      <style:text-properties officeooo:rsid="00298881"/>
    </style:style>
    <style:style style:name="T27" style:family="text">
      <style:text-properties officeooo:rsid="002f6dd2"/>
    </style:style>
    <style:style style:name="T28" style:family="text">
      <style:text-properties style:font-name-complex="Liberation Mono"/>
    </style:style>
    <style:style style:name="T29" style:family="text">
      <style:text-properties officeooo:rsid="00310544"/>
    </style:style>
    <style:style style:name="T30" style:family="text">
      <style:text-properties officeooo:rsid="00373235"/>
    </style:style>
    <style:style style:name="T31" style:family="text">
      <style:text-properties style:text-position="sub 58%"/>
    </style:style>
    <style:style style:name="T32" style:family="text">
      <style:text-properties style:text-position="sub 58%" officeooo:rsid="00616ebd"/>
    </style:style>
    <style:style style:name="T33" style:family="text">
      <style:text-properties officeooo:rsid="00373827"/>
    </style:style>
    <style:style style:name="T34" style:family="text">
      <style:text-properties style:text-position="super 58%"/>
    </style:style>
    <style:style style:name="T35" style:family="text">
      <style:text-properties officeooo:rsid="005ddbed"/>
    </style:style>
    <style:style style:name="T36" style:family="text">
      <style:text-properties officeooo:rsid="005fa772"/>
    </style:style>
    <style:style style:name="T37" style:family="text">
      <style:text-properties officeooo:rsid="00616ebd"/>
    </style:style>
    <style:style style:name="T38" style:family="text">
      <style:text-properties officeooo:rsid="00755b0d"/>
    </style:style>
    <style:style style:name="T39" style:family="text">
      <style:text-properties officeooo:rsid="00767df2"/>
    </style:style>
    <style:style style:name="T40" style:family="text">
      <style:text-properties officeooo:rsid="00798b5e"/>
    </style:style>
    <style:style style:name="T41" style:family="text">
      <style:text-properties officeooo:rsid="00875710"/>
    </style:style>
    <style:style style:name="T42" style:family="text">
      <style:text-properties officeooo:rsid="0088d1fb"/>
    </style:style>
    <style:style style:name="T43" style:family="text">
      <style:text-properties officeooo:rsid="008d686d"/>
    </style:style>
    <style:style style:name="T44" style:family="text">
      <style:text-properties officeooo:rsid="008f15e2"/>
    </style:style>
    <style:style style:name="T45" style:family="text">
      <style:text-properties officeooo:rsid="008fbafd"/>
    </style:style>
    <style:style style:name="T46" style:family="text">
      <style:text-properties officeooo:rsid="00912b9c"/>
    </style:style>
    <style:style style:name="T47" style:family="text">
      <style:text-properties officeooo:rsid="0095e524"/>
    </style:style>
    <style:style style:name="T48" style:family="text">
      <style:text-properties officeooo:rsid="0097d141"/>
    </style:style>
    <style:style style:name="T49" style:family="text">
      <style:text-properties officeooo:rsid="00d04f51"/>
    </style:style>
    <style:style style:name="T50" style:family="text">
      <style:text-properties officeooo:rsid="00d1d563"/>
    </style:style>
    <style:style style:name="T51" style:family="text">
      <style:text-properties officeooo:rsid="00d68f3f"/>
    </style:style>
    <style:style style:name="T52" style:family="text">
      <style:text-properties officeooo:rsid="00dba9af"/>
    </style:style>
    <style:style style:name="T53" style:family="text">
      <style:text-properties officeooo:rsid="00df83ed"/>
    </style:style>
    <style:style style:name="T54" style:family="text">
      <style:text-properties officeooo:rsid="00e00c0f"/>
    </style:style>
    <style:style style:name="T55" style:family="text">
      <style:text-properties officeooo:rsid="00e2e501"/>
    </style:style>
    <style:style style:name="T56" style:family="text">
      <style:text-properties officeooo:rsid="00e8022d"/>
    </style:style>
    <style:style style:name="T57" style:family="text">
      <style:text-properties officeooo:rsid="00e972b9"/>
    </style:style>
    <style:style style:name="T58" style:family="text">
      <style:text-properties style:font-name="Liberation Serif1"/>
    </style:style>
    <style:style style:name="T59" style:family="text">
      <style:text-properties style:font-name="Liberation Serif1" style:font-name-asian="Liberation Serif1" style:font-name-complex="Liberation Serif1"/>
    </style:style>
    <style:style style:name="T60" style:family="text">
      <style:text-properties officeooo:rsid="00ec74cd"/>
    </style:style>
    <style:style style:name="T61" style:family="text">
      <style:text-properties officeooo:rsid="00ed23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text:span text:style-name="T53">e</text:span>s<text:span text:style-name="T53">e</text:span> book<text:span text:style-name="T53">s</text:span>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60">TRUTH-VALUE</text:p>
      <text:p text:style-name="P55"><text:span text:style-name="T51">a</text:span>ny member of the set { true, false }. </text:p>
      <text:p text:style-name="P2"/>
      <text:p text:style-name="P60">PROPOSITION</text:p>
      <text:p text:style-name="P55">the concept that a true or false statement denotes; many different statements can denote the same proposition.</text:p>
      <text:p text:style-name="P2"/>
      <text:p text:style-name="P60">ARGUMENT</text:p>
      <text:p text:style-name="P55"><text:span text:style-name="T51">a</text:span> set of propositions; one of which is intended as a <text:span text:style-name="T2">CONCLUSION</text:span>, a sort of finding; the rest, the <text:span text:style-name="T2">PREMISES</text:span>, are claimed to provide some evidence for the conclusion. </text:p>
      <text:p text:style-name="P2"/>
      <text:p text:style-name="P60"><text:soft-page-break/>INFERENCE</text:p>
      <text:p text:style-name="P55"><text:span text:style-name="T18">t</text:span>he reasoning process expressed by an argument. </text:p>
      <text:p text:style-name="P2"/>
      <text:p text:style-name="P60">DEDUCTIVE ARGUMENT</text:p>
      <text:p text:style-name="P55">an argument whose conclusion <text:span text:style-name="T47">is claimed </text:span>cannot be false when all the premises are true. </text:p>
      <text:p text:style-name="P2"/>
      <text:p text:style-name="P60">VALID ARGUMENT</text:p>
      <text:p text:style-name="P55">a deductive argument which is genuinely deductive in the sense defined above; <text:span text:style-name="T47">not just </text:span><text:span text:style-name="T6">claimed</text:span><text:span text:style-name="T47"> to be deductive.</text:span></text:p>
      <text:p text:style-name="P2"/>
      <text:p text:style-name="P60">INVALID ARGUMENT</text:p>
      <text:p text:style-name="P55">an argument claimed to be deductive but contains reasoning errors, or missing premises, or incorrect applications of inference rules, and so on; any argument that is not really deductive. </text:p>
      <text:p text:style-name="P55"/>
      <text:p text:style-name="P62">COUNTEREXAMPLE</text:p>
      <text:p text:style-name="P58">a clearly invalid argument having the same structure as an argument claimed to be valid. </text:p>
      <text:p text:style-name="P2"/>
      <text:p text:style-name="P62">FORMAL LOGIC</text:p>
      <text:p text:style-name="P58"><text:span text:style-name="T51">t</text:span>he study of argument <text:span text:style-name="T51">forms or patterns without regard to meaning. <text:s/>Formal logic is recognizable by its use of symbolic languages.</text:span></text:p>
      <text:p text:style-name="P58"/>
      <text:h text:style-name="Heading_20_2" text:outline-level="2">Formal Definitions </text:h>
      <text:p text:style-name="P12">A <text:span text:style-name="T2">FORMAL DEFINITION</text:span> is a <text:span text:style-name="T45">statement</text:span> that two strings, called the <text:span text:style-name="T2">DEFINIENDUM</text:span> and the <text:span text:style-name="T2">DEFINIENS</text:span>, <text:span text:style-name="T43">a</text:span>re interchangeable; <text:span text:style-name="T43">that they</text:span> mean the same thing. <text:s/>Express definitions <text:span text:style-name="T45">formally </text:span>as follows: </text:p>
      <text:p text:style-name="P2"/>
      <text:p text:style-name="P65"><text:span text:style-name="T5">definiendum</text:span> <text:s text:c="2"/>=df <text:s/><text:span text:style-name="T5">definiens</text:span></text:p>
      <text:p text:style-name="P2"/>
      <text:p text:style-name="P2">In formal definitions, the <text:span text:style-name="T5">definiendum</text:span> is usually an abbreviation for the <text:span text:style-name="T5">definiens</text:span>. </text:p>
      <text:p text:style-name="P2"/>
      <text:p text:style-name="P52"><text:span text:style-name="T5">abbreviation</text:span> <text:s/>=df <text:s/><text:span text:style-name="T5">definiens</text:span> </text:p>
      <text:p text:style-name="P2"/>
      <text:p text:style-name="P52">⊥ <text:s/>=df <text:s/>(P ∧ -P) </text:p>
      <text:p text:style-name="P52"/>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52">Example: formal definition of the ‘probability <text:span text:style-name="T44">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6">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13"><text:soft-page-break/>If a definiens is replaced by its abbreviation it’s called <text:span text:style-name="T2">PACKING</text:span>, while <text:span text:style-name="T2">UNPACKING</text:span> is replacing an abbreviation with its definiens.</text:p>
      <text:p text:style-name="P13"/>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72"/>
      <text:p text:style-name="P68">LAW OF NON-CONTRADICTION (LNC) </text:p>
      <text:p text:style-name="P57">A proposition P is not both True and False. </text:p>
      <text:p text:style-name="P73"/>
      <text:p text:style-name="P66">LAW OF EXCLUDED MIDDLE (LEM) </text:p>
      <text:p text:style-name="P70">A proposition P is either True or False.</text:p>
      <text:p text:style-name="P67">IDENTITY OF INDISCERNIBILITY</text:p>
      <text:p text:style-name="P52">If two things have all of the same properties, then they are the same object. </text:p>
      <text:p text:style-name="P52"/>
      <text:p text:style-name="P66">LAW OF INDISCERNIBILITY OF IDENTICALS (LEIBNIZ'S LAW) </text:p>
      <text:p text:style-name="P52">If two things are the same object, then they have all of the same properties. </text:p>
      <text:p text:style-name="P71"/>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52">A = { my phone, empire state building, the number 6, the neighborhood dog that's always barking } </text:p>
      <text:p text:style-name="P2"/>
      <text:p text:style-name="P2">The <text:span text:style-name="T19">empty set called NULL</text:span> has its own symbol. </text:p>
      <text:p text:style-name="P2"/>
      <text:p text:style-name="P52">∅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53">M = the set of all mammals </text:p>
      <text:p text:style-name="P53">= { x | x is a mammal } </text:p>
      <text:p text:style-name="P53">= read, "the set of all x such that x is a mammal." </text:p>
      <text:p text:style-name="P2"/>
      <text:p text:style-name="P53">E = { x | x/2 = int(x/2) } </text:p>
      <text:p text:style-name="P53">= "The set of all x such that x divided by 2 equals the integer of x divided by 2." </text:p>
      <text:p text:style-name="P53">= "The set of all numbers evenly divisible by two." </text:p>
      <text:p text:style-name="P2"/>
      <text:p text:style-name="P53">P = { x | (x is an integer) or (x is red) } </text:p>
      <text:p text:style-name="P53">= "The set of all integer<text:span text:style-name="T15">s</text:span> <text:span text:style-name="T15">or</text:span> red things." </text:p>
      <text:p text:style-name="P2"/>
      <text:p text:style-name="P53">Z = { x | x is an integer } </text:p>
      <text:p text:style-name="P53">It is customary to denote this set with a bold capital 'Z'. </text:p>
      <text:p text:style-name="P2"/>
      <text:p text:style-name="P4">&lt;x,y&gt; is an <text:span text:style-name="T2">ORDERED PAIR</text:span>, a value which requires two numbers to be fully expressed, where x,y can be any <text:soft-page-break/>two real numbers .</text:p>
      <text:p text:style-name="P4"/>
      <text:p text:style-name="P53">F = { &lt;x,y&gt; | (x in Z) and (y=10x) } </text:p>
      <text:p text:style-name="P53">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6">; </text:span><text:span text:style-name="T17">a set is its membership.</text:span></text:p>
      <text:p text:style-name="P2"/>
      <text:p text:style-name="P51"><text:span text:style-name="T2">MEMBERSHIP</text:span> ( ∊ ) </text:p>
      <text:p text:style-name="P51"><text:span text:style-name="T20">a ∊ P says, "a is a </text:span><text:span text:style-name="T4">MEMBER</text:span><text:span text:style-name="T20"> of P," or, "</text:span><text:span text:style-name="T21">object </text:span><text:span text:style-name="T20">a is in P." </text:span></text:p>
      <text:p text:style-name="P63">Fido ∊ Dog, Fido is a dog. </text:p>
      <text:p text:style-name="P63">2 ∊ Even, 2 is even. </text:p>
      <text:p text:style-name="P69"/>
      <text:p text:style-name="P51"><text:span text:style-name="T2">I</text:span><text:span text:style-name="T3">DENTITY</text:span> ( = )</text:p>
      <text:p text:style-name="P51">A = B, Sets A and B have the same members. </text:p>
      <text:p text:style-name="P63">x = y, symbols x and y denote the same object. </text:p>
      <text:p text:style-name="P63"/>
      <text:p text:style-name="P51"><text:span text:style-name="T2">PROPER SUBSET</text:span> ( ⊂ ) </text:p>
      <text:p text:style-name="P51">A ⊂ B, set A is composed of some but not all of the objects in set B. </text:p>
      <text:p text:style-name="P51">E ⊂ Z, even-numbered integers are a subset of integers. </text:p>
      <text:p text:style-name="P51"/>
      <text:p text:style-name="P51"><text:span text:style-name="T2">SUBSET</text:span> ( ⊆ ) </text:p>
      <text:p text:style-name="P51">A ⊆ B, A is composed of some or all of the members in set B, but no others. </text:p>
      <text:p text:style-name="P51"/>
      <text:p text:style-name="P51"><text:span text:style-name="T2">PROPER SUPERSET</text:span> &amp; <text:span text:style-name="T2">SUPERSET</text:span> ( ⊃, ⊇ ) </text:p>
      <text:p text:style-name="P51">⊃ and ⊇ work similarly to the subset operators. </text:p>
      <text:p text:style-name="P50"/>
      <text:h text:style-name="Heading_20_3" text:outline-level="3">Set Operations </text:h>
      <text:p text:style-name="P52">Consider, </text:p>
      <text:p text:style-name="P52"/>
      <text:p text:style-name="P52">R = { x | x is red } </text:p>
      <text:p text:style-name="P52">C = { x | x is a car } </text:p>
      <text:p text:style-name="P52"/>
      <text:p text:style-name="P52"><text:span text:style-name="T2">UNION</text:span> ( ∪ ) </text:p>
      <text:p text:style-name="P52">The union of two sets is the set of all things contained in both of those sets <text:span text:style-name="T57">combined</text:span>. </text:p>
      <text:p text:style-name="P52"/>
      <text:p text:style-name="P52">R ∪ C </text:p>
      <text:p text:style-name="P52">= { x | x is red } ∪ { x | x is a car } </text:p>
      <text:p text:style-name="P52">= { x | (x is red) or (x is a car) } </text:p>
      <text:p text:style-name="P52"/>
      <text:p text:style-name="P52"><text:span text:style-name="T2">INTERSECTION</text:span> ( ∩ ) </text:p>
      <text:p text:style-name="P52">The intersection of two sets is the set of all things common to those two sets. </text:p>
      <text:p text:style-name="P52"/>
      <text:p text:style-name="P52">R ∩ C </text:p>
      <text:p text:style-name="P52">= { x | x is red } ∩ { x | x is a car } </text:p>
      <text:p text:style-name="P52">= { x | (x is red) and (x is a car) } </text:p>
      <text:p text:style-name="P52"/>
      <text:p text:style-name="P52"><text:span text:style-name="T2">DIFFERENCE</text:span> ( - ) </text:p>
      <text:p text:style-name="P52">R - C = { x | (x is red) and (x is not a car) } </text:p>
      <text:p text:style-name="P71"/>
      <text:p text:style-name="P52"><text:span text:style-name="T2">COMPLEMENT</text:span> ( ' ) </text:p>
      <text:p text:style-name="P52">The complement of a set is the set of all things *not* in the set. </text:p>
      <text:p text:style-name="P52"/>
      <text:p text:style-name="P52">C' = { x | x is not a car } </text:p>
      <text:p text:style-name="P52"><text:soft-page-break/>C'' = C </text:p>
      <text:p text:style-name="P52"/>
      <text:p text:style-name="P52"><text:span text:style-name="T2">CARDINALITY</text:span> ( || ) </text:p>
      <text:p text:style-name="P52">The <text:span text:style-name="T2">CARDINALITY</text:span> of a set is how many members it contains. </text:p>
      <text:p text:style-name="P52"/>
      <text:p text:style-name="P52">A = { a, b, c } </text:p>
      <text:p text:style-name="P52">|A| = 3 </text:p>
      <text:p text:style-name="P52">|Z| = infinity </text:p>
      <text:p text:style-name="P52"/>
      <text:h text:style-name="Heading_20_3" text:outline-level="3">Set Properties </text:h>
      <text:p text:style-name="P59">UNIVERSE </text:p>
      <text:p text:style-name="P52">U, <text:span text:style-name="T2">UNIVERSE OF DISCOURSE</text:span> (also <text:span text:style-name="T2">DOMAIN OF DISCOURSE</text:span>) is the set of all objects in our discussion. </text:p>
      <text:p text:style-name="P52"/>
      <text:p text:style-name="P52">The universe and the empty set are complements of each other. </text:p>
      <text:p text:style-name="P52">U' = { } </text:p>
      <text:p text:style-name="P52"/>
      <text:p text:style-name="P59">DECIDABLE SET </text:p>
      <text:p text:style-name="P52">A set is <text:span text:style-name="T2">DECIDABLE</text:span> if and only if there is an effective method for determining whether an object is in the set. </text:p>
      <text:p text:style-name="P52"/>
      <text:p text:style-name="P59">1:1 CORRESPONDENCE </text:p>
      <text:p text:style-name="P52">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52"/>
      <text:p text:style-name="P59">DENUMERABLE </text:p>
      <text:p text:style-name="P52">A set is <text:span text:style-name="T2">DENUMERABLE</text:span> if and only if there is a 1:1 correspondence between it and the set of natural numbers. <text:s/>Hence, the cardinality of the set is infinite. </text:p>
      <text:p text:style-name="P54"/>
      <text:h text:style-name="P111" text:outline-level="1">Propositional Logic </text:h>
      <text:p text:style-name="P2">Propositional logic is about the truth-functions, 'and,' 'not' and similar concepts. </text:p>
      <text:p text:style-name="P2"/>
      <text:h text:style-name="Heading_20_2" text:outline-level="2">Language </text:h>
      <text:p text:style-name="P60">LANGUAGE</text:p>
      <text:p text:style-name="P55">defined by the set of all sensical sentences in the language. </text:p>
      <text:p text:style-name="P2"/>
      <text:p text:style-name="P60">LEXEME</text:p>
      <text:p text:style-name="P55">the smallest semantic unit of a language, often called <text:span text:style-name="T52">a </text:span>word. </text:p>
      <text:p text:style-name="P2"/>
      <text:p text:style-name="P60">FORMAL LANGUAGE</text:p>
      <text:p text:style-name="P55">the set of all grammatically correct sentences in a language. <text:s/>Formal languages do not consider semantics, so many such sentences may be nonsensical. </text:p>
      <text:p text:style-name="P2"/>
      <text:p text:style-name="P61">METALOGIC</text:p>
      <text:p text:style-name="P56">the discipline that studies and proves things about logic. </text:p>
      <text:p text:style-name="P2"/>
      <text:p text:style-name="P61">METALANGUAGE</text:p>
      <text:p text:style-name="P56">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style-name="TableLine94648543639072">
          <table:table-cell table:style-name="Table1.A1" office:value-type="string">
            <text:p text:style-name="P87">Non-Logical Symbols</text:p>
          </table:table-cell>
          <table:table-cell table:style-name="Table1.B1" office:value-type="string">
            <text:p text:style-name="P86"/>
          </table:table-cell>
        </table:table-row>
        <table:table-row table:style-name="TableLine94648543666048">
          <table:table-cell table:style-name="Table1.A2" office:value-type="string">
            <text:p text:style-name="P86"><text:s text:c="5"/><text:span text:style-name="T23">Propositional Symbols:</text:span></text:p>
          </table:table-cell>
          <table:table-cell table:style-name="Table1.B2" office:value-type="string">
            <text:p text:style-name="P87">A...Z</text:p>
          </table:table-cell>
        </table:table-row>
        <table:table-row table:style-name="TableLine94648543719520">
          <table:table-cell table:style-name="Table1.A2" office:value-type="string">
            <text:p text:style-name="P86"><text:s text:c="5"/><text:span text:style-name="T23">Association Symbols:</text:span></text:p>
          </table:table-cell>
          <table:table-cell table:style-name="Table1.B2" office:value-type="string">
            <text:p text:style-name="P87">(, )</text:p>
          </table:table-cell>
        </table:table-row>
        <table:table-row table:style-name="TableLine94648543720176">
          <table:table-cell table:style-name="Table1.A2" office:value-type="string">
            <text:p text:style-name="P87">Logical Symbols</text:p>
          </table:table-cell>
          <table:table-cell table:style-name="Table1.B2" office:value-type="string">
            <text:p text:style-name="P86"/>
          </table:table-cell>
        </table:table-row>
        <table:table-row table:style-name="TableLine94648543720832">
          <table:table-cell table:style-name="Table1.A2" office:value-type="string">
            <text:p text:style-name="P86"><text:s text:c="5"/>Truth-Function Symbols:</text:p>
          </table:table-cell>
          <table:table-cell table:style-name="Table1.B2" office:value-type="string">
            <text:p text:style-name="P28">-, ∧, ∨, →, ↔</text:p>
          </table:table-cell>
        </table:table-row>
      </table:table>
      <text:p text:style-name="P2"/>
      <text:h text:style-name="Heading_20_3" text:outline-level="3">Grammar </text:h>
      <text:p text:style-name="P61">FORMAL GRAMMAR</text:p>
      <text:p text:style-name="P56">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639023749" text:style-name="L1">
        <text:list-item>
          <text:p text:style-name="P114">Each atomic formula is a wff;</text:p>
        </text:list-item>
        <text:list-item>
          <text:p text:style-name="P114">if Φ is a wff, then -Φ is a wff;</text:p>
        </text:list-item>
        <text:list-item>
          <text:p text:style-name="P115">if Φ, Ψ are wffs, then (Φ ∧ Ψ),(Φ ∨ Ψ),(Φ → Ψ),(Φ ↔ Ψ) are wffs;</text:p>
        </text:list-item>
        <text:list-item>
          <text:p text:style-name="P114">nothing else is a wff. </text:p>
        </text:list-item>
      </text:list>
      <text:p text:style-name="P2"/>
      <text:p text:style-name="P59">Notes</text:p>
      <text:list xml:id="list1801075462" text:style-name="L2">
        <text:list-item>
          <text:p text:style-name="P117">Notice that the formation rules for wffs are recursive, meaning that wffs can nest within other wffs to any depth. <text:s/>While P ∧ Q is a wff, so is (-(P ∨ Q) → R).</text:p>
        </text:list-item>
        <text:list-item>
          <text:p text:style-name="P124"><text:span text:style-name="T7">To aid readability, we adopt the convention that if a top-level wff begins with '(', we will drop the </text:span><text:span text:style-name="T8">o</text:span><text:span text:style-name="T7">utermost pair of parentheses, doing so never introduces ambiguity to the formula. </text:span></text:p>
        </text:list-item>
        <text:list-item>
          <text:p text:style-name="P118">In practice, it is common to use PRIME marks ('), or numerical subscripts (we use postscripts) after a proposition symbol to increase the number of available symbols. </text:p>
        </text:list-item>
      </text:list>
      <text:p text:style-name="P2"/>
      <text:h text:style-name="Heading_20_4" text:outline-level="4">Alternative Notation</text:h>
      <table:table table:name="Table40" table:style-name="Table40">
        <table:table-column table:style-name="Table40.A" table:number-columns-repeated="2"/>
        <table:table-row table:style-name="TableLine94648572609296">
          <table:table-cell table:style-name="Table40.A1" office:value-type="string">
            <text:p text:style-name="P125">Negation</text:p>
          </table:table-cell>
          <table:table-cell table:style-name="Table40.B1" office:value-type="string">
            <text:p text:style-name="P125"><text:span text:style-name="T58">¬</text:span>P, ~P</text:p>
          </table:table-cell>
        </table:table-row>
        <table:table-row table:style-name="TableLine94648572609296">
          <table:table-cell table:style-name="Table40.A2" office:value-type="string">
            <text:p text:style-name="P125">Conjunction</text:p>
          </table:table-cell>
          <table:table-cell table:style-name="Table40.B2" office:value-type="string">
            <text:p text:style-name="P125">(P &amp; Q), (P * Q)</text:p>
          </table:table-cell>
        </table:table-row>
        <table:table-row table:style-name="TableLine94648572609296">
          <table:table-cell table:style-name="Table40.A2" office:value-type="string">
            <text:p text:style-name="P125">Disjunction</text:p>
          </table:table-cell>
          <table:table-cell table:style-name="Table40.B2" office:value-type="string">
            <text:p text:style-name="P125">(P + Q)</text:p>
          </table:table-cell>
        </table:table-row>
        <table:table-row table:style-name="TableLine94648572609296">
          <table:table-cell table:style-name="Table40.A2" office:value-type="string">
            <text:p text:style-name="P125">Conditional</text:p>
          </table:table-cell>
          <table:table-cell table:style-name="Table40.B2" office:value-type="string">
            <text:p text:style-name="P125">(P <text:span text:style-name="T59">ↄ</text:span> Q)</text:p>
          </table:table-cell>
        </table:table-row>
        <table:table-row table:style-name="TableLine94648572609296">
          <table:table-cell table:style-name="Table40.A2" office:value-type="string">
            <text:p text:style-name="P125">Biconditional</text:p>
          </table:table-cell>
          <table:table-cell table:style-name="Table40.B2" office:value-type="string">
            <text:p text:style-name="P125">(P = Q), (P <text:s/>Q), (P <text:s/>Q)</text:p>
          </table:table-cell>
        </table:table-row>
      </table:table>
      <text:p text:style-name="Text_20_body"/>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648543767456">
          <table:table-cell table:style-name="Table2.A1" office:value-type="string">
            <text:p text:style-name="P102">Formal</text:p>
          </table:table-cell>
          <table:table-cell table:style-name="Table2.A1" office:value-type="string">
            <text:p text:style-name="P102">Informal</text:p>
          </table:table-cell>
          <table:table-cell table:style-name="Table2.A1" office:value-type="string">
            <text:p text:style-name="P102">Metalogical</text:p>
          </table:table-cell>
          <table:table-cell table:style-name="Table2.A1" office:value-type="string">
            <text:p text:style-name="P102">Example</text:p>
          </table:table-cell>
          <table:table-cell table:style-name="Table2.E1" office:value-type="string">
            <text:p text:style-name="P102">Operand Names</text:p>
          </table:table-cell>
        </table:table-row>
        <table:table-row table:style-name="TableLine94648543795600">
          <table:table-cell table:style-name="Table2.A2" office:value-type="string">
            <text:p text:style-name="P19">- </text:p>
          </table:table-cell>
          <table:table-cell table:style-name="Table2.A2" office:value-type="string">
            <text:p text:style-name="P19">not</text:p>
          </table:table-cell>
          <table:table-cell table:style-name="Table2.A2" office:value-type="string">
            <text:p text:style-name="P19">NEGATION </text:p>
          </table:table-cell>
          <table:table-cell table:style-name="Table2.A2" office:value-type="string">
            <text:p text:style-name="P19">-P</text:p>
          </table:table-cell>
          <table:table-cell table:style-name="Table2.E2" office:value-type="string">
            <text:p text:style-name="P19">P is a NEGATAND</text:p>
          </table:table-cell>
        </table:table-row>
        <text:soft-page-break/>
        <table:table-row table:style-name="TableLine94648543799392">
          <table:table-cell table:style-name="Table2.A2" office:value-type="string">
            <text:p text:style-name="P19">∧</text:p>
          </table:table-cell>
          <table:table-cell table:style-name="Table2.A2" office:value-type="string">
            <text:p text:style-name="P19">and</text:p>
          </table:table-cell>
          <table:table-cell table:style-name="Table2.A2" office:value-type="string">
            <text:p text:style-name="P19">CONJUNCTION</text:p>
          </table:table-cell>
          <table:table-cell table:style-name="Table2.A2" office:value-type="string">
            <text:p text:style-name="P19">P ∧ Q</text:p>
          </table:table-cell>
          <table:table-cell table:style-name="Table2.E2" office:value-type="string">
            <text:p text:style-name="P20">P,Q are CONJUNCTS</text:p>
          </table:table-cell>
        </table:table-row>
        <table:table-row table:style-name="TableLine94648543800384">
          <table:table-cell table:style-name="Table2.A2" office:value-type="string">
            <text:p text:style-name="P19">∨</text:p>
          </table:table-cell>
          <table:table-cell table:style-name="Table2.A2" office:value-type="string">
            <text:p text:style-name="P19">or</text:p>
          </table:table-cell>
          <table:table-cell table:style-name="Table2.A2" office:value-type="string">
            <text:p text:style-name="P19">DISJUNCTION</text:p>
          </table:table-cell>
          <table:table-cell table:style-name="Table2.A2" office:value-type="string">
            <text:p text:style-name="P19">P ∨ Q</text:p>
          </table:table-cell>
          <table:table-cell table:style-name="Table2.E2" office:value-type="string">
            <text:p text:style-name="P19">P,Q are DISJUNCTS</text:p>
          </table:table-cell>
        </table:table-row>
        <table:table-row table:style-name="TableLine94648543801936">
          <table:table-cell table:style-name="Table2.A2" office:value-type="string">
            <text:p text:style-name="P28"><text:s/>→</text:p>
          </table:table-cell>
          <table:table-cell table:style-name="Table2.A2" office:value-type="string">
            <text:p text:style-name="P19">if/then</text:p>
          </table:table-cell>
          <table:table-cell table:style-name="Table2.A2" office:value-type="string">
            <text:p text:style-name="P19">CONDITIONAL</text:p>
          </table:table-cell>
          <table:table-cell table:style-name="Table2.A2" office:value-type="string">
            <text:p text:style-name="P28">P → Q</text:p>
          </table:table-cell>
          <table:table-cell table:style-name="Table2.E2" office:value-type="string">
            <text:p text:style-name="P74">P is the ANTECEDENT, </text:p>
            <text:p text:style-name="P19">Q is the CONSEQUENT</text:p>
          </table:table-cell>
        </table:table-row>
        <table:table-row table:style-name="TableLine94648543803248">
          <table:table-cell table:style-name="Table2.A2" office:value-type="string">
            <text:p text:style-name="P28">↔</text:p>
          </table:table-cell>
          <table:table-cell table:style-name="Table2.A2" office:value-type="string">
            <text:p text:style-name="P19">just if</text:p>
          </table:table-cell>
          <table:table-cell table:style-name="Table2.A2" office:value-type="string">
            <text:p text:style-name="P19">BICONDITIONAL</text:p>
          </table:table-cell>
          <table:table-cell table:style-name="Table2.A2" office:value-type="string">
            <text:p text:style-name="P28">P ↔ Q</text:p>
          </table:table-cell>
          <table:table-cell table:style-name="Table2.E2" office:value-type="string">
            <text:p text:style-name="P19">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4">d</text:span>ifferent names by which they go.</text:p>
      <text:p text:style-name="P2"/>
      <table:table table:name="Table3" table:style-name="Table3">
        <table:table-column table:style-name="Table3.A"/>
        <table:table-column table:style-name="Table3.B" table:number-columns-repeated="3"/>
        <table:table-column table:style-name="Table3.E"/>
        <table:table-row table:style-name="TableLine94648543769312">
          <table:table-cell table:style-name="Table3.A1" office:value-type="string">
            <text:p text:style-name="P45">Arity</text:p>
          </table:table-cell>
          <table:table-cell table:style-name="Table3.A1" office:value-type="string">
            <text:p text:style-name="P45">-ary name</text:p>
          </table:table-cell>
          <table:table-cell table:style-name="Table3.A1" office:value-type="string">
            <text:p text:style-name="P45">-adic name</text:p>
          </table:table-cell>
          <table:table-cell table:style-name="Table3.A1" office:value-type="string">
            <text:p text:style-name="P45">place name</text:p>
          </table:table-cell>
          <table:table-cell table:style-name="Table3.E1" office:value-type="string">
            <text:p text:style-name="P46">Examples</text:p>
          </table:table-cell>
        </table:table-row>
        <table:table-row table:style-name="TableLine94648543824816">
          <table:table-cell table:style-name="Table3.A2" office:value-type="string">
            <text:p text:style-name="P89">0</text:p>
          </table:table-cell>
          <table:table-cell table:style-name="Table3.A2" office:value-type="string">
            <text:p text:style-name="P86"/>
          </table:table-cell>
          <table:table-cell table:style-name="Table3.A2" office:value-type="string">
            <text:p text:style-name="P86"/>
          </table:table-cell>
          <table:table-cell table:style-name="Table3.A2" office:value-type="string">
            <text:p text:style-name="P21">0-place</text:p>
          </table:table-cell>
          <table:table-cell table:style-name="Table3.E2" office:value-type="string">
            <text:p text:style-name="P22">P</text:p>
          </table:table-cell>
        </table:table-row>
        <table:table-row table:style-name="TableLine94648543827168">
          <table:table-cell table:style-name="Table3.A2" office:value-type="string">
            <text:p text:style-name="P89">1</text:p>
          </table:table-cell>
          <table:table-cell table:style-name="Table3.A2" office:value-type="string">
            <text:p text:style-name="P21">UNARY</text:p>
          </table:table-cell>
          <table:table-cell table:style-name="Table3.A2" office:value-type="string">
            <text:p text:style-name="P21">MONADIC</text:p>
          </table:table-cell>
          <table:table-cell table:style-name="Table3.A2" office:value-type="string">
            <text:p text:style-name="P21">1-place</text:p>
          </table:table-cell>
          <table:table-cell table:style-name="Table3.E2" office:value-type="string">
            <text:p text:style-name="P21">-<text:span text:style-name="T26">P</text:span></text:p>
          </table:table-cell>
        </table:table-row>
        <table:table-row table:style-name="TableLine94648543828160">
          <table:table-cell table:style-name="Table3.A2" office:value-type="string">
            <text:p text:style-name="P89">2</text:p>
          </table:table-cell>
          <table:table-cell table:style-name="Table3.A2" office:value-type="string">
            <text:p text:style-name="P21">BINARY</text:p>
          </table:table-cell>
          <table:table-cell table:style-name="Table3.A2" office:value-type="string">
            <text:p text:style-name="P21">DIADIC</text:p>
          </table:table-cell>
          <table:table-cell table:style-name="Table3.A2" office:value-type="string">
            <text:p text:style-name="P21">2-place</text:p>
          </table:table-cell>
          <table:table-cell table:style-name="Table3.E2" office:value-type="string">
            <text:p text:style-name="P23">P ∧ Q, P ∨ Q</text:p>
          </table:table-cell>
        </table:table-row>
        <table:table-row table:style-name="TableLine94648543829712">
          <table:table-cell table:style-name="Table3.A2" office:value-type="string">
            <text:p text:style-name="P89">3</text:p>
          </table:table-cell>
          <table:table-cell table:style-name="Table3.A2" office:value-type="string">
            <text:p text:style-name="P21">TRINARY</text:p>
          </table:table-cell>
          <table:table-cell table:style-name="Table3.A2" office:value-type="string">
            <text:p text:style-name="P21">TRIADIC</text:p>
          </table:table-cell>
          <table:table-cell table:style-name="Table3.A2" office:value-type="string">
            <text:p text:style-name="P21">3-place</text:p>
          </table:table-cell>
          <table:table-cell table:style-name="Table3.E2" office:value-type="string">
            <text:p text:style-name="P22">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5">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oft-page-break/><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5">original</text:span> wff has the same structure as the original but where <text:span text:style-name="T5">new</text:span> wffs uniformly replace proposition symbols in the original. <text:s/>'Instance of' relationships do not have to be symmetrical 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style-name="TableLine94648543812608">
          <table:table-cell table:style-name="Table4.A1" office:value-type="string">
            <text:p text:style-name="P90">Original Form</text:p>
          </table:table-cell>
          <table:table-cell table:style-name="Table4.A1" office:value-type="string">
            <text:p text:style-name="P24">P ∧ Q</text:p>
          </table:table-cell>
          <table:table-cell table:style-name="Table4.A1" office:value-type="string">
            <text:p text:style-name="P24">P ∧ Q</text:p>
          </table:table-cell>
          <table:table-cell table:style-name="Table4.A1" office:value-type="string">
            <text:p text:style-name="P24">P ∧ Q</text:p>
          </table:table-cell>
          <table:table-cell table:style-name="Table4.E1" office:value-type="string">
            <text:p text:style-name="P28">P → (P ∧ Q) </text:p>
          </table:table-cell>
        </table:table-row>
        <table:table-row table:style-name="TableLine94648543870832">
          <table:table-cell table:style-name="Table4.A2" office:value-type="string">
            <text:p text:style-name="P90">Substitutions</text:p>
          </table:table-cell>
          <table:table-cell table:style-name="Table4.A2" office:value-type="string">
            <text:p text:style-name="P90">P=R</text:p>
            <text:p text:style-name="P90">Q=S</text:p>
          </table:table-cell>
          <table:table-cell table:style-name="Table4.A2" office:value-type="string">
            <text:p text:style-name="P90">P=-S</text:p>
            <text:p text:style-name="P90">Q=Z</text:p>
          </table:table-cell>
          <table:table-cell table:style-name="Table4.A2" office:value-type="string">
            <text:p text:style-name="P24">P=(C ∧ D)</text:p>
            <text:p text:style-name="P24">Q=D</text:p>
          </table:table-cell>
          <table:table-cell table:style-name="Table4.E2" office:value-type="string">
            <text:p text:style-name="P24">P=-H</text:p>
            <text:p text:style-name="P24">Q=(-S ∨ M)</text:p>
          </table:table-cell>
        </table:table-row>
        <table:table-row table:style-name="TableLine94648543873680">
          <table:table-cell table:style-name="Table4.A2" office:value-type="string">
            <text:p text:style-name="P90">Instance</text:p>
          </table:table-cell>
          <table:table-cell table:style-name="Table4.A2" office:value-type="string">
            <text:p text:style-name="P24">R ∧ S</text:p>
          </table:table-cell>
          <table:table-cell table:style-name="Table4.A2" office:value-type="string">
            <text:p text:style-name="P24">-S ∧ Z</text:p>
          </table:table-cell>
          <table:table-cell table:style-name="Table4.A2" office:value-type="string">
            <text:p text:style-name="P24">(C ∧ D) ∧ D</text:p>
          </table:table-cell>
          <table:table-cell table:style-name="Table4.E2" office:value-type="string">
            <text:p text:style-name="P28">-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style-name="TableLine94648543857696">
          <table:table-cell table:style-name="Table5.A1" office:value-type="string">
            <text:p text:style-name="P91">P</text:p>
          </table:table-cell>
          <table:table-cell table:style-name="Table5.B1" office:value-type="string">
            <text:p text:style-name="P86">-<text:span text:style-name="T27">P</text:span></text:p>
          </table:table-cell>
        </table:table-row>
        <table:table-row table:style-name="TableLine94648543578752">
          <table:table-cell table:style-name="Table5.A2" office:value-type="string">
            <text:p text:style-name="P91">P</text:p>
            <text:p text:style-name="P25">it's true that P</text:p>
            <text:p text:style-name="P25">it's the case that P</text:p>
            <text:p text:style-name="P25">P whether or not Q</text:p>
            <text:p text:style-name="P25"><text:s text:c="6"/>literally: <text:s/>(Q ∨ -Q) -&gt; P</text:p>
          </table:table-cell>
          <table:table-cell table:style-name="Table5.B2" office:value-type="string">
            <text:p text:style-name="P26">it's false that P</text:p>
            <text:p text:style-name="P26">it's not true that P</text:p>
            <text:p text:style-name="P26">it's not the case that P</text:p>
            <text:p text:style-name="P26">non-P</text:p>
          </table:table-cell>
        </table:table-row>
      </table:table>
      <text:p text:style-name="P2"/>
      <table:table table:name="Table6" table:style-name="Table6">
        <table:table-column table:style-name="Table6.A"/>
        <table:table-column table:style-name="Table6.B"/>
        <table:table-row table:style-name="TableLine94648543879456">
          <table:table-cell table:style-name="Table6.A1" office:value-type="string">
            <text:p text:style-name="P26">P ∧ Q</text:p>
          </table:table-cell>
          <table:table-cell table:style-name="Table6.B1" office:value-type="string">
            <text:p text:style-name="P26">-(P ∧ Q)</text:p>
          </table:table-cell>
        </table:table-row>
        <table:table-row table:style-name="TableLine94648543896768">
          <table:table-cell table:style-name="Table6.A2" office:value-type="string">
            <text:p text:style-name="P26">both P and Q</text:p>
            <text:p text:style-name="P26">P but Q</text:p>
            <text:p text:style-name="P26">P yet Q</text:p>
            <text:p text:style-name="P26">P still Q</text:p>
            <text:p text:style-name="P26">P also Q</text:p>
            <text:p text:style-name="P26">P additionally Q</text:p>
            <text:p text:style-name="P26">P furthermore Q</text:p>
            <text:p text:style-name="P26">P however Q</text:p>
            <text:p text:style-name="P26">P although Q</text:p>
            <text:p text:style-name="P26">P nevertheless Q</text:p>
            <text:p text:style-name="P26">P moreover Q</text:p>
            <text:p text:style-name="P26">P even if/though Q</text:p>
            <text:p text:style-name="P26">P whereas Q</text:p>
          </table:table-cell>
          <table:table-cell table:style-name="Table6.B2" office:value-type="string">
            <text:p text:style-name="P26">P nand Q (in computing)</text:p>
          </table:table-cell>
        </table:table-row>
      </table:table>
      <text:p text:style-name="P2"/>
      <table:table table:name="Table7" table:style-name="Table7">
        <table:table-column table:style-name="Table7.A"/>
        <table:table-column table:style-name="Table7.B"/>
        <table:table-row table:style-name="TableLine94648543887216">
          <table:table-cell table:style-name="Table7.A1" office:value-type="string">
            <text:p text:style-name="P26">P ∨ Q</text:p>
          </table:table-cell>
          <table:table-cell table:style-name="Table7.B1" office:value-type="string">
            <text:p text:style-name="P26">-(P ∨ Q)</text:p>
          </table:table-cell>
        </table:table-row>
        <table:table-row table:style-name="TableLine94648543906768">
          <table:table-cell table:style-name="Table7.A2" office:value-type="string">
            <text:p text:style-name="P26">P or Q <text:span text:style-name="T56">(or both)</text:span></text:p>
            <text:p text:style-name="P26">P except if/when Q</text:p>
            <text:p text:style-name="P26">P except on condition that Q</text:p>
            <text:p text:style-name="P26"><text:soft-page-break/>P unless Q</text:p>
          </table:table-cell>
          <table:table-cell table:style-name="Table7.B2" office:value-type="string">
            <text:p text:style-name="P26">neither P nor Q</text:p>
            <text:p text:style-name="P26">P nor Q (in computing)</text:p>
          </table:table-cell>
        </table:table-row>
      </table:table>
      <text:p text:style-name="P2"/>
      <table:table table:name="Table8" table:style-name="Table8">
        <table:table-column table:style-name="Table8.A"/>
        <table:table-column table:style-name="Table8.B"/>
        <table:table-row table:style-name="TableLine94648543899952">
          <table:table-cell table:style-name="Table8.A1" office:value-type="string">
            <text:p text:style-name="P28">P → Q</text:p>
          </table:table-cell>
          <table:table-cell table:style-name="Table8.B1" office:value-type="string">
            <text:p text:style-name="P28">-P → -Q</text:p>
          </table:table-cell>
        </table:table-row>
        <table:table-row table:style-name="TableLine94648543920160">
          <table:table-cell table:style-name="Table8.A2" office:value-type="string">
            <text:p text:style-name="P26">if P then Q</text:p>
            <text:p text:style-name="P26">P implies Q</text:p>
            <text:p text:style-name="P26">P only if Q</text:p>
            <text:p text:style-name="P26">P results in Q</text:p>
            <text:p text:style-name="P26">P brings about Q</text:p>
            <text:p text:style-name="P26">P leads to Q</text:p>
            <text:p text:style-name="P26">P is a sufficient condition for Q</text:p>
            <text:p text:style-name="P26">P is sufficient for Q</text:p>
            <text:p text:style-name="P26">Q assuming that P</text:p>
            <text:p text:style-name="P26">Q on the condition that P</text:p>
            <text:p text:style-name="P26">Q given that P</text:p>
            <text:p text:style-name="P27">Q provided that P</text:p>
            <text:p text:style-name="P27">Q in case P</text:p>
          </table:table-cell>
          <table:table-cell table:style-name="Table8.B2" office:value-type="string">
            <text:p text:style-name="P27">P is a necessary condition for Q</text:p>
            <text:p text:style-name="P27">P is necessary for Q</text:p>
          </table:table-cell>
        </table:table-row>
      </table:table>
      <text:p text:style-name="P2"/>
      <table:table table:name="Table9" table:style-name="Table9">
        <table:table-column table:style-name="Table9.A"/>
        <table:table-column table:style-name="Table9.B"/>
        <table:table-row table:style-name="TableLine94648543910080">
          <table:table-cell table:style-name="Table9.A1" office:value-type="string">
            <text:p text:style-name="P28">P ↔ Q</text:p>
          </table:table-cell>
          <table:table-cell table:style-name="Table9.B1" office:value-type="string">
            <text:p text:style-name="P28">P ↔ -Q</text:p>
          </table:table-cell>
        </table:table-row>
        <table:table-row table:style-name="TableLine94648543712096">
          <table:table-cell table:style-name="Table9.A2" office:value-type="string">
            <text:p text:style-name="P27">P if and only if (iff) Q</text:p>
            <text:p text:style-name="P27">P just if Q</text:p>
            <text:p text:style-name="P27">P just in case Q</text:p>
            <text:p text:style-name="P27">P exactly if/when Q</text:p>
            <text:p text:style-name="P27">P but only if Q</text:p>
            <text:p text:style-name="P75">P is a necessary and sufficient <text:span text:style-name="T29">condition for Q</text:span></text:p>
            <text:p text:style-name="P76">P is necessary and sufficient for Q</text:p>
          </table:table-cell>
          <table:table-cell table:style-name="Table9.B2" office:value-type="string">
            <text:p text:style-name="P27">P xor Q (in computing)</text:p>
            <text:p text:style-name="P27"><text:span text:style-name="T56">either </text:span>P or Q <text:span text:style-name="T56">(but not both)</text:span></text:p>
            <text:p text:style-name="P27">P unless also Q</text:p>
            <text:p text:style-name="P27">P unless Q</text:p>
            <text:p text:style-name="P27">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64">'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52">Keep up the good work, and you'll go far.</text:p>
      <text:p text:style-name="P52"/>
      <text:p text:style-name="P52">Alice drove home and went to bed.</text:p>
      <text:p text:style-name="P52"/>
      <text:p text:style-name="P64">'if...then'</text:p>
      <text:p text:style-name="P2"/>
      <text:p text:style-name="P2">It can be tempting to rewrite 'and then' as 'if...then,' but it doesn't always result in a sentence with the same meaning.</text:p>
      <text:p text:style-name="P2"/>
      <text:p text:style-name="P52">Keep up the good work, and you'll go far.</text:p>
      <text:p text:style-name="P52">If you keep up the good work, then you'll go far.</text:p>
      <text:p text:style-name="P52"/>
      <text:p text:style-name="P52">Alice drove home and went to bed.</text:p>
      <text:p text:style-name="P52">If Alice drove home, then she went to bed.</text:p>
      <text:p text:style-name="P52"/>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ext:soft-page-break/>
        <table:table-row table:style-name="TableLine94648543946016">
          <table:table-cell table:style-name="Table10.A1" office:value-type="string">
            <text:p text:style-name="P29">K → F</text:p>
          </table:table-cell>
          <table:table-cell table:style-name="Table10.B1" office:value-type="string">
            <text:p text:style-name="P29">if you keep up the good work, then you'll go far.</text:p>
          </table:table-cell>
        </table:table-row>
        <table:table-row table:style-name="TableLine94648543954480">
          <table:table-cell table:style-name="Table10.A2" office:value-type="string">
            <text:p text:style-name="P29">-(K → F)</text:p>
          </table:table-cell>
          <table:table-cell table:style-name="Table10.B2" office:value-type="string">
            <text:p text:style-name="P29">it's false that if you keep up the work, you'll go far</text:p>
          </table:table-cell>
        </table:table-row>
        <table:table-row table:style-name="TableLine94648543956064">
          <table:table-cell table:style-name="Table10.A2" office:value-type="string">
            <text:p text:style-name="P29">-(-K ∨ F)</text:p>
          </table:table-cell>
          <table:table-cell table:style-name="Table10.B2" office:value-type="string">
            <text:p text:style-name="P86"/>
          </table:table-cell>
        </table:table-row>
        <table:table-row table:style-name="TableLine94648543956720">
          <table:table-cell table:style-name="Table10.A2" office:value-type="string">
            <text:p text:style-name="P29">K ∧ -F</text:p>
          </table:table-cell>
          <table:table-cell table:style-name="Table10.B2" office:value-type="string">
            <text:p text:style-name="P29">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
      <text:p text:style-name="P2">Here is the valuation function for propositional logic,</text:p>
      <text:p text:style-name="P2"/>
      <table:table table:name="Table11" table:style-name="Table11">
        <table:table-column table:style-name="Table11.A"/>
        <table:table-column table:style-name="Table11.B"/>
        <table:table-row table:style-name="TableLine94648543947888">
          <table:table-cell table:style-name="Table11.A1" office:value-type="string">
            <text:p text:style-name="P29">v(-Φ) =</text:p>
          </table:table-cell>
          <table:table-cell table:style-name="Table11.B1" office:value-type="string">
            <text:p text:style-name="P77">true if Φ is false;</text:p>
            <text:p text:style-name="P29">false if Φ is true</text:p>
          </table:table-cell>
        </table:table-row>
        <table:table-row table:style-name="TableLine94648543526016">
          <table:table-cell table:style-name="Table11.A2" office:value-type="string">
            <text:p text:style-name="P29">v(Φ ∧ Ψ) =</text:p>
          </table:table-cell>
          <table:table-cell table:style-name="Table11.B2" office:value-type="string">
            <text:p text:style-name="P77">true if both Φ and Ψ are true;</text:p>
            <text:p text:style-name="P29">false if either Φ or Ψ or both are false</text:p>
          </table:table-cell>
        </table:table-row>
        <table:table-row table:style-name="TableLine94648543534096">
          <table:table-cell table:style-name="Table11.A2" office:value-type="string">
            <text:p text:style-name="P29"><text:s/>v(Φ ∨ Ψ) <text:span text:style-name="T30">=</text:span></text:p>
          </table:table-cell>
          <table:table-cell table:style-name="Table11.B2" office:value-type="string">
            <text:p text:style-name="P77">true if either Φ or Ψ or both are true;</text:p>
            <text:p text:style-name="P29">false if both Φ and Ψ are false</text:p>
          </table:table-cell>
        </table:table-row>
        <table:table-row table:style-name="TableLine94648543537776">
          <table:table-cell table:style-name="Table11.A2" office:value-type="string">
            <text:p text:style-name="P29">v(Φ → Ψ) =</text:p>
          </table:table-cell>
          <table:table-cell table:style-name="Table11.B2" office:value-type="string">
            <text:p text:style-name="P77">true if Φ is false or Ψ is true;</text:p>
            <text:p text:style-name="P29">false if Φ is true and Ψ is false</text:p>
          </table:table-cell>
        </table:table-row>
        <table:table-row table:style-name="TableLine94648543542800">
          <table:table-cell table:style-name="Table11.A2" office:value-type="string">
            <text:p text:style-name="P29">v(Φ ↔ Ψ) =</text:p>
          </table:table-cell>
          <table:table-cell table:style-name="Table11.B2" office:value-type="string">
            <text:p text:style-name="P77">true if both Φ and Ψ are true, or both Φ and Ψ are false;</text:p>
            <text:p text:style-name="P8">false if either Φ is true and Ψ is false, or <text:span text:style-name="T28">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31">1</text:span>,...,P<text:span text:style-name="T31">n</text:span>.</text:p>
      <text:p text:style-name="P2"/>
      <text:p text:style-name="P52">P<text:span text:style-name="T31">1</text:span>,...,P<text:span text:style-name="T31">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59">Procedure</text:p>
      <text:p text:style-name="P2"/>
      <text:list xml:id="list860993989" text:style-name="L3">
        <text:list-item>
          <text:p text:style-name="P119">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119">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119">The remainder of the table is populated row-by-row carrying the T or F values under each proposition symbol to the right and placing them under the corresponding symbol occurring in each wff.<text:line-break/></text:p>
        </text:list-item>
        <text:list-item>
          <text:p text:style-name="P119"><text:soft-page-break/>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33">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59">INCONSISTENT WFF</text:p>
      <text:p text:style-name="P52">A formula that has no true valuations; i.e. the column under the main operator has all F's.</text:p>
      <text:p text:style-name="P52"/>
      <text:p text:style-name="P59">CONTRADICTION</text:p>
      <text:p text:style-name="P52">A kind of inconsistent formula that's structured as the conjunction of a wff with its negation; i.e. any instance of 'Φ ∧ -Φ'.</text:p>
      <text:p text:style-name="P52"/>
      <text:p text:style-name="P59">CONSISTENT WFF</text:p>
      <text:p text:style-name="P52">A wff that is true on at least one valuation (row); i.e. the column under the formula's main operator contains at least one T.</text:p>
      <text:p text:style-name="P52"/>
      <text:p text:style-name="P59">CONTINGENT WFF</text:p>
      <text:p text:style-name="P52">A consistent formula that's true on some valuations and false on others; i.e. the column under the main operator contains at least one T and at least one F.</text:p>
      <text:p text:style-name="P52"/>
      <text:p text:style-name="P59">TAUTOLOGY or VALIDITY</text:p>
      <text:p text:style-name="P52">A consistent formula that's true on all valuations; i.e. the column under the main operator contains all T's.</text:p>
      <text:p text:style-name="P52"><text:soft-page-break/></text:p>
      <text:p text:style-name="P2">Summary</text:p>
      <text:p text:style-name="P2"/>
      <table:table table:name="Table12" table:style-name="Table12">
        <table:table-column table:style-name="Table12.A" table:number-columns-repeated="2"/>
        <table:table-column table:style-name="Table12.C"/>
        <table:table-row table:style-name="TableLine94648544120064">
          <table:table-cell table:style-name="Table12.A1" office:value-type="string">
            <text:p text:style-name="P92">Number of T’s</text:p>
          </table:table-cell>
          <table:table-cell table:style-name="Table12.A1" office:value-type="string">
            <text:p text:style-name="P92">Number of F’s</text:p>
          </table:table-cell>
          <table:table-cell table:style-name="Table12.C1" office:value-type="string">
            <text:p text:style-name="P92">Assessment</text:p>
          </table:table-cell>
        </table:table-row>
        <table:table-row table:style-name="TableLine94648543588176">
          <table:table-cell table:style-name="Table12.A2" office:value-type="string">
            <text:p text:style-name="P92">0</text:p>
          </table:table-cell>
          <table:table-cell table:style-name="Table12.A2" office:value-type="string">
            <text:p text:style-name="P92">2+</text:p>
          </table:table-cell>
          <table:table-cell table:style-name="Table12.C2" office:value-type="string">
            <text:p text:style-name="P92">Inconsistent/Contradiction</text:p>
          </table:table-cell>
        </table:table-row>
        <table:table-row table:style-name="TableLine94648543617728">
          <table:table-cell table:style-name="Table12.A2" office:value-type="string">
            <text:p text:style-name="P92">1+</text:p>
          </table:table-cell>
          <table:table-cell table:style-name="Table12.A2" office:value-type="string">
            <text:p text:style-name="P92">0+</text:p>
          </table:table-cell>
          <table:table-cell table:style-name="Table12.C2" office:value-type="string">
            <text:p text:style-name="P92">Consistent</text:p>
          </table:table-cell>
        </table:table-row>
        <table:table-row table:style-name="TableLine94648543413392">
          <table:table-cell table:style-name="Table12.A2" office:value-type="string">
            <text:p text:style-name="P92">1+</text:p>
          </table:table-cell>
          <table:table-cell table:style-name="Table12.A2" office:value-type="string">
            <text:p text:style-name="P92">1+</text:p>
          </table:table-cell>
          <table:table-cell table:style-name="Table12.C2" office:value-type="string">
            <text:p text:style-name="P92">Contingent</text:p>
          </table:table-cell>
        </table:table-row>
        <table:table-row table:style-name="TableLine94648541785152">
          <table:table-cell table:style-name="Table12.A2" office:value-type="string">
            <text:p text:style-name="P92">2+</text:p>
          </table:table-cell>
          <table:table-cell table:style-name="Table12.A2" office:value-type="string">
            <text:p text:style-name="P92">0</text:p>
          </table:table-cell>
          <table:table-cell table:style-name="Table12.C2" office:value-type="string">
            <text:p text:style-name="P92">Tautology or Validity</text:p>
          </table:table-cell>
        </table:table-row>
      </table:table>
      <text:p text:style-name="P2"/>
      <text:h text:style-name="Heading_20_4" text:outline-level="4">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59">CONSISTENT SET OF FORMULAS</text:p>
      <text:p text:style-name="P52">A set of wffs is <text:span text:style-name="T2">CONSISTENT</text:span> if there is at least one valuation (row) of the table on which every formula has T under its main operator.</text:p>
      <text:p text:style-name="P52"/>
      <text:p text:style-name="P59">LOGICALLY EQUIVALENT PAIR OF FORMULAS</text:p>
      <text:p text:style-name="P52">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52"/>
      <text:p text:style-name="P59">INCONSISTENT SET OF FORMULAS</text:p>
      <text:p text:style-name="P52">A set of wffs is <text:span text:style-name="T2">INCONSISTENT</text:span> if there is no valuation (row) on which all formulas have T under their main operators.</text:p>
      <text:p text:style-name="P52"/>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ext:soft-page-break/>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4">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ext:soft-page-break/>truth-table in that we do not have the problem of potentially huge tables due to a large number of proposition symbols.</text:p>
      <text:p text:style-name="P2"/>
      <text:p text:style-name="P59">Procedure</text:p>
      <text:p text:style-name="P2"/>
      <text:list xml:id="list4163635607" text:style-name="L4">
        <text:list-item>
          <text:p text:style-name="P120">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120">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120">While performing step 2 if you can find the truth-value of a proposition symbol, place that value under all other occurrences of that symbol in each of the wffs under study.<text:line-break/></text:p>
        </text:list-item>
        <text:list-item>
          <text:p text:style-name="P120">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text:soft-page-break/></text:p>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oft-page-break/><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form is valid.</text:p>
      <text:p text:style-name="P2"/>
      <text:h text:style-name="Heading_20_3" text:outline-level="3">Truth-Trees</text:h>
      <text:p text:style-name="P59">Decidability</text:p>
      <text:p text:style-name="P52">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52"/>
      <text:p text:style-name="P59">Truth-Trees</text:p>
      <text:p text:style-name="P52">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52"/>
      <text:p text:style-name="P59">Procedure</text:p>
      <text:p text:style-name="P2"/>
      <text:list xml:id="list4015707311" text:style-name="L5">
        <text:list-item>
          <text:p text:style-name="P121">Write down a vertical list of the wffs to be tested. <text:s/>This list forms the root of the tree, so place it at the top of the page.<text:line-break/></text:p>
        </text:list-item>
        <text:list-item>
          <text:p text:style-name="P121">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style-name="TableLine94648543642272">
          <table:table-cell table:style-name="Table13.A1" office:value-type="string">
            <text:p text:style-name="P103">Name</text:p>
          </table:table-cell>
          <table:table-cell table:style-name="Table13.B1" office:value-type="string">
            <text:p text:style-name="P103">Rule</text:p>
          </table:table-cell>
        </table:table-row>
        <table:table-row table:style-name="TableLine94648544168384">
          <table:table-cell table:style-name="Table13.A2" office:value-type="string">
            <text:p text:style-name="P86">-</text:p>
          </table:table-cell>
          <table:table-cell table:style-name="Table13.B2" office:value-type="string">
            <text:p text:style-name="P78">If an open path contains both a formula and its negation, close it <text:span text:style-name="T28">by placing '⊥' at the bottom of the path.</text:span></text:p>
          </table:table-cell>
        </table:table-row>
        <table:table-row table:style-name="TableLine94648544172464">
          <table:table-cell table:style-name="Table13.A2" office:value-type="string">
            <text:p text:style-name="P86">--</text:p>
          </table:table-cell>
          <table:table-cell table:style-name="Table13.B2" office:value-type="string">
            <text:p text:style-name="P78">If an open path contains an unstarred instance of --Φ, star it <text:span text:style-name="T28">and write Φ at the bottom of every open path below it.</text:span></text:p>
          </table:table-cell>
        </table:table-row>
        <table:table-row table:style-name="TableLine94648544174816">
          <table:table-cell table:style-name="Table13.A2" office:value-type="string">
            <text:p text:style-name="P30">∧</text:p>
          </table:table-cell>
          <table:table-cell table:style-name="Table13.B2" office:value-type="string">
            <text:p text:style-name="P78">If an open path contains an unstarred instance of Φ ∧ Ψ, star it and write both Φ and Ψ at the bottom of every open path that contains <text:span text:style-name="T28">this newly starred wff.</text:span></text:p>
          </table:table-cell>
        </table:table-row>
        <table:table-row table:style-name="TableLine94648544178432">
          <table:table-cell table:style-name="Table13.A2" office:value-type="string">
            <text:p text:style-name="P30">-∧</text:p>
          </table:table-cell>
          <table:table-cell table:style-name="Table13.B2" office:value-type="string">
            <text:p text:style-name="P78">If an open path contains an unstarred instance of -(Φ ∧ Ψ), star <text:span text:style-name="T35">i</text:span>t and split the bottom of each open path containing this newly starred wff into two branches, at the end of the first branch write <text:span text:style-name="T28">-Φ and at the end of the second branch write -Ψ.</text:span></text:p>
          </table:table-cell>
        </table:table-row>
        <table:table-row table:style-name="TableLine94648544180752">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at <text:span text:style-name="T28">the end of the second branch write Ψ.</text:span></text:p>
          </table:table-cell>
        </table:table-row>
        <table:table-row table:style-name="TableLine94648544182448">
          <table:table-cell table:style-name="Table13.A2" office:value-type="string">
            <text:p text:style-name="P31">-∨</text:p>
          </table:table-cell>
          <table:table-cell table:style-name="Table13.B2" office:value-type="string">
            <text:p text:style-name="P79">If an open path contains an unstarred instance of -(Φ ∨ Ψ), star it and write both -Φ and -Ψ at the <text:soft-page-break/>bottom of every open path that <text:span text:style-name="T28">contains this newly starred wff.</text:span></text:p>
          </table:table-cell>
        </table:table-row>
        <table:table-row table:style-name="TableLine94648544184784">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branch write -Φ and <text:span text:style-name="T28">at the end of the second branch write Ψ.</text:span></text:p>
          </table:table-cell>
        </table:table-row>
        <table:table-row table:style-name="TableLine94648544187312">
          <table:table-cell table:style-name="Table13.A2" office:value-type="string">
            <text:p text:style-name="P31">- →</text:p>
          </table:table-cell>
          <table:table-cell table:style-name="Table13.B2" office:value-type="string">
            <text:p text:style-name="P79">If an open path contains an unstarred instance of -(Φ → Ψ), star it and write both Φ and -Ψ at the bottom of every open path <text:span text:style-name="T28">that contains this newly starred wff.</text:span></text:p>
          </table:table-cell>
        </table:table-row>
        <table:table-row table:style-name="TableLine94648544193536">
          <table:table-cell table:style-name="Table13.A2" office:value-type="string">
            <text:p text:style-name="P31">↔</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at the end of the second write both -Φ and -Ψ.</text:span></text:p>
          </table:table-cell>
        </table:table-row>
        <table:table-row table:style-name="TableLine94648544196416">
          <table:table-cell table:style-name="Table13.A2" office:value-type="string">
            <text:p text:style-name="P31">- ↔</text:p>
          </table:table-cell>
          <table:table-cell table:style-name="Table13.B2" office:value-type="string">
            <text:p text:style-name="P79">If an open path contains an unstarred instance of -(Φ ↔ Ψ), star it and split the bottom of each open path containing this newly starred wff into two branches, at the end of the first write both <text:span text:style-name="T28">Φ and -Ψ, and 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style-name="TableLine94648544325376">
          <table:table-cell table:style-name="Table14.A1" office:value-type="string">
            <text:p text:style-name="P101">-</text:p>
          </table:table-cell>
          <table:table-cell table:style-name="Table14.B1" office:value-type="string">
            <text:p text:style-name="P101">- -</text:p>
          </table:table-cell>
        </table:table-row>
        <table:table-row table:style-name="TableLine94648544219584">
          <table:table-cell table:style-name="Table14.A2" office:value-type="string">
            <text:p text:style-name="P86"/>
          </table:table-cell>
          <table:table-cell table:style-name="Table14.B2" office:value-type="string">
            <text:p text:style-name="P93"/>
          </table:table-cell>
        </table:table-row>
      </table:table>
      <text:p text:style-name="P2"/>
      <table:table table:name="Table15" table:style-name="Table15">
        <table:table-column table:style-name="Table15.A"/>
        <table:table-column table:style-name="Table15.B"/>
        <table:table-row table:style-name="TableLine94648544222800">
          <table:table-cell table:style-name="Table15.A1" office:value-type="string">
            <text:p text:style-name="P47">∧</text:p>
          </table:table-cell>
          <table:table-cell table:style-name="Table15.B1" office:value-type="string">
            <text:p text:style-name="P47">-∧</text:p>
          </table:table-cell>
        </table:table-row>
        <table:table-row table:style-name="TableLine94648544230512">
          <table:table-cell table:style-name="Table15.A2" office:value-type="string">
            <text:p text:style-name="P86"/>
          </table:table-cell>
          <table:table-cell table:style-name="Table15.B2" office:value-type="string">
            <text:p text:style-name="P86"/>
          </table:table-cell>
        </table:table-row>
      </table:table>
      <text:p text:style-name="P2"/>
      <table:table table:name="Table16" table:style-name="Table16">
        <table:table-column table:style-name="Table16.A"/>
        <table:table-column table:style-name="Table16.B"/>
        <table:table-row table:style-name="TableLine94648544235040">
          <table:table-cell table:style-name="Table16.A1" office:value-type="string">
            <text:p text:style-name="P47">∨</text:p>
          </table:table-cell>
          <table:table-cell table:style-name="Table16.B1" office:value-type="string">
            <text:p text:style-name="P47">-∨</text:p>
          </table:table-cell>
        </table:table-row>
        <table:table-row table:style-name="TableLine94648544256288">
          <table:table-cell table:style-name="Table16.A2" office:value-type="string">
            <text:p text:style-name="P86"/>
          </table:table-cell>
          <table:table-cell table:style-name="Table16.B2" office:value-type="string">
            <text:p text:style-name="P86"/>
          </table:table-cell>
        </table:table-row>
      </table:table>
      <text:p text:style-name="P2"/>
      <table:table table:name="Table17" table:style-name="Table17">
        <table:table-column table:style-name="Table17.A"/>
        <table:table-column table:style-name="Table17.B"/>
        <table:table-row table:style-name="TableLine94648544260928">
          <table:table-cell table:style-name="Table17.A1" office:value-type="string">
            <text:p text:style-name="P47">→</text:p>
          </table:table-cell>
          <table:table-cell table:style-name="Table17.B1" office:value-type="string">
            <text:p text:style-name="P104">- →</text:p>
          </table:table-cell>
        </table:table-row>
        <table:table-row table:style-name="TableLine94648544277232">
          <table:table-cell table:style-name="Table17.A2" office:value-type="string">
            <text:p text:style-name="P86"/>
          </table:table-cell>
          <table:table-cell table:style-name="Table17.B2" office:value-type="string">
            <text:p text:style-name="P86"/>
          </table:table-cell>
        </table:table-row>
      </table:table>
      <text:p text:style-name="P2"/>
      <text:p text:style-name="P9"><text:s/></text:p>
      <table:table table:name="Table18" table:style-name="Table18">
        <table:table-column table:style-name="Table18.A"/>
        <table:table-column table:style-name="Table18.B"/>
        <table:table-row table:style-name="TableLine94648544282288">
          <table:table-cell table:style-name="Table18.A1" office:value-type="string">
            <text:p text:style-name="P47">↔</text:p>
          </table:table-cell>
          <table:table-cell table:style-name="Table18.B1" office:value-type="string">
            <text:p text:style-name="P104">- ↔</text:p>
          </table:table-cell>
        </table:table-row>
        <table:table-row table:style-name="TableLine94648544293392">
          <table:table-cell table:style-name="Table18.A2" office:value-type="string">
            <text:p text:style-name="P86"/>
          </table:table-cell>
          <table:table-cell table:style-name="Table18.B2" office:value-type="string">
            <text:p text:style-name="P86"/>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oft-page-break/><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style-name="TableLine94648544386512">
          <table:table-cell table:style-name="Table19.A1" office:value-type="string">
            <text:p text:style-name="P105">Condition</text:p>
          </table:table-cell>
          <table:table-cell table:style-name="Table19.A1" office:value-type="string">
            <text:p text:style-name="P105">wff</text:p>
          </table:table-cell>
          <table:table-cell table:style-name="Table19.C1" office:value-type="string">
            <text:p text:style-name="P101">- <text:span text:style-name="T36">wff</text:span></text:p>
          </table:table-cell>
        </table:table-row>
        <table:table-row table:style-name="TableLine94648544360336">
          <table:table-cell table:style-name="Table19.A2" office:value-type="string">
            <text:p text:style-name="P94">0 open paths</text:p>
          </table:table-cell>
          <table:table-cell table:style-name="Table19.A2" office:value-type="string">
            <text:p text:style-name="P94">Inconsistent</text:p>
          </table:table-cell>
          <table:table-cell table:style-name="Table19.C2" office:value-type="string">
            <text:p text:style-name="P94">Tautologous</text:p>
          </table:table-cell>
        </table:table-row>
        <table:table-row table:style-name="TableLine94648544365536">
          <table:table-cell table:style-name="Table19.A2" office:value-type="string">
            <text:p text:style-name="P94">1+ open paths</text:p>
          </table:table-cell>
          <table:table-cell table:style-name="Table19.A2" office:value-type="string">
            <text:p text:style-name="P94">Consistent</text:p>
          </table:table-cell>
          <table:table-cell table:style-name="Table19.C2" office:value-type="string">
            <text:p text:style-name="P94">Contingent</text:p>
          </table:table-cell>
        </table:table-row>
        <table:table-row table:style-name="TableLine94648544368176">
          <table:table-cell table:style-name="Table19.A2" office:value-type="string">
            <text:p text:style-name="P94">2+ open paths</text:p>
          </table:table-cell>
          <table:table-cell table:style-name="Table19.A2" office:value-type="string">
            <text:p text:style-name="P94">Tautologous or Contingent</text:p>
          </table:table-cell>
          <table:table-cell table:style-name="Table19.C2" office:value-type="string">
            <text:p text:style-name="P94">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style-name="TableLine94648544388016">
          <table:table-cell table:style-name="Table20.A1" office:value-type="string">
            <text:p text:style-name="P106">Condition</text:p>
          </table:table-cell>
          <table:table-cell table:style-name="Table20.B1" office:value-type="string">
            <text:p text:style-name="P106">Wff Set</text:p>
          </table:table-cell>
        </table:table-row>
        <table:table-row table:style-name="TableLine94648544399360">
          <table:table-cell table:style-name="Table20.A2" office:value-type="string">
            <text:p text:style-name="P95">0 open paths</text:p>
          </table:table-cell>
          <table:table-cell table:style-name="Table20.B2" office:value-type="string">
            <text:p text:style-name="P95">Inconsistent</text:p>
          </table:table-cell>
        </table:table-row>
        <table:table-row table:style-name="TableLine94648544400896">
          <table:table-cell table:style-name="Table20.A2" office:value-type="string">
            <text:p text:style-name="P95">1+ open paths</text:p>
          </table:table-cell>
          <table:table-cell table:style-name="Table20.B2" office:value-type="string">
            <text:p text:style-name="P95">Consistent</text:p>
          </table:table-cell>
        </table:table-row>
      </table:table>
      <text:p text:style-name="P2"/>
      <text:h text:style-name="Heading_20_4" text:outline-level="4"><text:soft-page-break/>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style-name="TableLine94648544405824">
          <table:table-cell table:style-name="Table21.A1" office:value-type="string">
            <text:p text:style-name="P95">Condition</text:p>
          </table:table-cell>
          <table:table-cell table:style-name="Table21.B1" office:value-type="string">
            <text:p text:style-name="P95">Premises &amp; - Conclusion</text:p>
          </table:table-cell>
        </table:table-row>
        <table:table-row table:style-name="TableLine94648544412800">
          <table:table-cell table:style-name="Table21.A2" office:value-type="string">
            <text:p text:style-name="P96">0 open paths</text:p>
          </table:table-cell>
          <table:table-cell table:style-name="Table21.B2" office:value-type="string">
            <text:p text:style-name="P96">Valid</text:p>
          </table:table-cell>
        </table:table-row>
        <table:table-row table:style-name="TableLine94648544414384">
          <table:table-cell table:style-name="Table21.A2" office:value-type="string">
            <text:p text:style-name="P96">1+ open paths</text:p>
          </table:table-cell>
          <table:table-cell table:style-name="Table21.B2" office:value-type="string">
            <text:p text:style-name="P96">Invalid w/ counterexamples</text:p>
          </table:table-cell>
        </table:table-row>
      </table:table>
      <text:p text:style-name="P2"/>
      <text:h text:style-name="Heading_20_2" text:outline-level="2">Propositional Calculus</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32">1</text:span>, …, <text:span text:style-name="T37">P</text:span><text:span text:style-name="T32">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text:soft-page-break/>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text:soft-page-break/>Primitive Inference Rules</text:h>
      <text:p text:style-name="P2">Here are the basic inference rules. <text:s/>Some of them have multiple names, and the abbreviation for each name is in parentheses. <text:s/>Use any name according to preference.</text:p>
      <text:p text:style-name="P2"/>
      <table:table table:name="Table22" table:style-name="Table22">
        <table:table-column table:style-name="Table22.A"/>
        <table:table-column table:style-name="Table22.B"/>
        <table:table-row table:style-name="TableLine94648544468352">
          <table:table-cell table:style-name="Table22.A1" office:value-type="string">
            <text:p text:style-name="P107">Name (Abbreviation)</text:p>
          </table:table-cell>
          <table:table-cell table:style-name="Table22.B1" office:value-type="string">
            <text:p text:style-name="P107">Rule</text:p>
          </table:table-cell>
        </table:table-row>
        <table:table-row table:style-name="TableLine94648544490912">
          <table:table-cell table:style-name="Table22.A2" office:value-type="string">
            <text:p text:style-name="P32">Assumption (A)</text:p>
          </table:table-cell>
          <table:table-cell table:style-name="Table22.B2" office:value-type="string">
            <text:p text:style-name="P32">Introduce a premise at any step.</text:p>
          </table:table-cell>
        </table:table-row>
        <table:table-row table:style-name="TableLine94648544492352">
          <table:table-cell table:style-name="Table22.A2" office:value-type="string">
            <text:p text:style-name="P32">Hypothesis (H)</text:p>
          </table:table-cell>
          <table:table-cell table:style-name="Table22.B2" office:value-type="string">
            <text:p text:style-name="P80">Introduce a hypothesis at any step <text:span text:style-name="T28">provided it begins a new subproof.</text:span></text:p>
          </table:table-cell>
        </table:table-row>
        <table:table-row table:style-name="TableLine94648544493008">
          <table:table-cell table:style-name="Table22.A2" office:value-type="string">
            <text:p text:style-name="P32">Axiom (Ax) </text:p>
          </table:table-cell>
          <table:table-cell table:style-name="Table22.B2" office:value-type="string">
            <text:p text:style-name="P32">Introduce an axiom at any step.</text:p>
          </table:table-cell>
        </table:table-row>
        <table:table-row table:style-name="TableLine94648544493664">
          <table:table-cell table:style-name="Table22.A2" office:value-type="string">
            <text:p text:style-name="P32">Negation Elimination (-E) </text:p>
          </table:table-cell>
          <table:table-cell table:style-name="Table22.B2" office:value-type="string">
            <text:p text:style-name="P32">From --Φ, infer Φ.</text:p>
          </table:table-cell>
        </table:table-row>
        <table:table-row table:style-name="TableLine94648544494480">
          <table:table-cell table:style-name="Table22.A2" office:value-type="string">
            <text:p text:style-name="P97">Negation Introduction (-I)</text:p>
            <text:p text:style-name="P97">Reductio Ad Absurdum (RAA)</text:p>
            <text:p text:style-name="P97">Proof By Contradiction (PBC)</text:p>
            <text:p text:style-name="P97">Indirect Proof (IP)</text:p>
          </table:table-cell>
          <table:table-cell table:style-name="Table22.B2" office:value-type="string">
            <text:p text:style-name="P33">From a subproof with hypothesis Φ ending in</text:p>
            <text:p text:style-name="P33">(Ψ ∧ -Ψ), close the subproof, and infer -Φ.</text:p>
          </table:table-cell>
        </table:table-row>
        <table:table-row table:style-name="TableLine94648544495248">
          <table:table-cell table:style-name="Table22.A2" office:value-type="string">
            <text:p text:style-name="P33">Conjunction Elimination (∧E)</text:p>
            <text:p text:style-name="P33">Simplification (Simp)</text:p>
          </table:table-cell>
          <table:table-cell table:style-name="Table22.B2" office:value-type="string">
            <text:p text:style-name="P33">From Φ ∧ Ψ, infer Φ, or infer Ψ.</text:p>
          </table:table-cell>
        </table:table-row>
        <table:table-row table:style-name="TableLine94648544496064">
          <table:table-cell table:style-name="Table22.A2" office:value-type="string">
            <text:p text:style-name="P33">Conjunction <text:span text:style-name="T38">Introduction </text:span>(∧I) </text:p>
          </table:table-cell>
          <table:table-cell table:style-name="Table22.B2" office:value-type="string">
            <text:p text:style-name="P33">From Φ and Ψ, infer Φ ∧ Ψ, or infer Ψ ∧ Φ.</text:p>
          </table:table-cell>
        </table:table-row>
        <table:table-row table:style-name="TableLine94648544496880">
          <table:table-cell table:style-name="Table22.A2" office:value-type="string">
            <text:p text:style-name="P33">Disjunction Elimination (∨E)</text:p>
            <text:p text:style-name="P33">Proof by Cases (PBC)</text:p>
          </table:table-cell>
          <table:table-cell table:style-name="Table22.B2" office:value-type="string">
            <text:p text:style-name="P33">From Φ ∨ Ψ, Φ → Θ and Ψ → Θ, infer Θ.</text:p>
          </table:table-cell>
        </table:table-row>
        <table:table-row table:style-name="TableLine94648544497888">
          <table:table-cell table:style-name="Table22.A2" office:value-type="string">
            <text:p text:style-name="P33">Disjunction Introduction (∨I)</text:p>
            <text:p text:style-name="P33">Addition (Add)</text:p>
          </table:table-cell>
          <table:table-cell table:style-name="Table22.B2" office:value-type="string">
            <text:p text:style-name="P33">From Φ, infer Φ ∨ Ψ, or infer Ψ ∨ Φ.</text:p>
          </table:table-cell>
        </table:table-row>
        <table:table-row table:style-name="TableLine94648544498704">
          <table:table-cell table:style-name="Table22.A2" office:value-type="string">
            <text:p text:style-name="P33">Conditional Elimination (→ E)</text:p>
            <text:p text:style-name="P33">Modus Ponens (MP)</text:p>
          </table:table-cell>
          <table:table-cell table:style-name="Table22.B2" office:value-type="string">
            <text:p text:style-name="P33">From Φ → Ψ and Φ, infer Ψ.</text:p>
          </table:table-cell>
        </table:table-row>
        <table:table-row table:style-name="TableLine94648544499520">
          <table:table-cell table:style-name="Table22.A2" office:value-type="string">
            <text:p text:style-name="P33">Conditional Introduction (→ I)</text:p>
            <text:p text:style-name="P33">Conditional Proof (CP)</text:p>
          </table:table-cell>
          <table:table-cell table:style-name="Table22.B2" office:value-type="string">
            <text:p text:style-name="P33">From a subproof with hypothesis Φ</text:p>
            <text:p text:style-name="P33">and ending Ψ, close the subproof,</text:p>
            <text:p text:style-name="P42"><text:span text:style-name="T38">then</text:span> infer Φ → Ψ.</text:p>
          </table:table-cell>
        </table:table-row>
        <table:table-row table:style-name="TableLine94648544500336">
          <table:table-cell table:style-name="Table22.A2" office:value-type="string">
            <text:p text:style-name="P33">Biconditional Elimination (↔ E)</text:p>
          </table:table-cell>
          <table:table-cell table:style-name="Table22.B2" office:value-type="string">
            <text:p text:style-name="P33">From Φ ↔ Ψ, infer Φ → Ψ,</text:p>
            <text:p text:style-name="P33">or infer Ψ → Φ.</text:p>
          </table:table-cell>
        </table:table-row>
        <table:table-row table:style-name="TableLine94648544501152">
          <table:table-cell table:style-name="Table22.A2" office:value-type="string">
            <text:p text:style-name="P33">Biconditional Introduction (↔ I)</text:p>
          </table:table-cell>
          <table:table-cell table:style-name="Table22.B2" office:value-type="string">
            <text:p text:style-name="P33">From Φ → Ψ and Ψ → Φ, infer Φ ↔ Ψ.</text:p>
          </table:table-cell>
        </table:table-row>
        <table:table-row table:style-name="TableLine94648544501968">
          <table:table-cell table:style-name="Table22.A2" office:value-type="string">
            <text:p text:style-name="P33">Equivalence Substitution (EQ)</text:p>
          </table:table-cell>
          <table:table-cell table:style-name="Table22.B2" office:value-type="string">
            <text:p text:style-name="P33">From [ Φ ↔ Ψ ], and Θ(Φ), infer Θ(Ψ/Φ);</text:p>
            <text:p text:style-name="P33">or from [ Φ ↔ Ψ ] and Θ(Ψ), 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style-name="TableLine94648544472224">
          <table:table-cell table:style-name="Table23.A1" office:value-type="string">
            <text:p text:style-name="P108">A</text:p>
          </table:table-cell>
          <table:table-cell table:style-name="Table23.B1" office:value-type="string">
            <text:p text:style-name="P108">H</text:p>
          </table:table-cell>
        </table:table-row>
        <table:table-row table:style-name="TableLine94648544507408">
          <table:table-cell table:style-name="Table23.A2" office:value-type="string">
            <text:p text:style-name="P86"/>
          </table:table-cell>
          <table:table-cell table:style-name="Table23.B2" office:value-type="string">
            <text:p text:style-name="P86"/>
          </table:table-cell>
        </table:table-row>
      </table:table>
      <text:p text:style-name="P2"/>
      <table:table table:name="Table24" table:style-name="Table24">
        <table:table-column table:style-name="Table24.A"/>
        <table:table-column table:style-name="Table24.B"/>
        <table:table-row table:style-name="TableLine94648544505312">
          <table:table-cell table:style-name="Table24.A1" office:value-type="string">
            <text:p text:style-name="P101">- <text:span text:style-name="T39">E</text:span></text:p>
          </table:table-cell>
          <table:table-cell table:style-name="Table24.B1" office:value-type="string">
            <text:p text:style-name="P101">- <text:span text:style-name="T39">I</text:span></text:p>
          </table:table-cell>
        </table:table-row>
        <table:table-row table:style-name="TableLine94648544514160">
          <table:table-cell table:style-name="Table24.A2" office:value-type="string">
            <text:p text:style-name="P86"/>
          </table:table-cell>
          <table:table-cell table:style-name="Table24.B2" office:value-type="string">
            <text:p text:style-name="P86"/>
          </table:table-cell>
        </table:table-row>
      </table:table>
      <text:p text:style-name="P2"/>
      <table:table table:name="Table25" table:style-name="Table25">
        <table:table-column table:style-name="Table25.A"/>
        <table:table-column table:style-name="Table25.B"/>
        <table:table-row table:style-name="TableLine94648544510448">
          <table:table-cell table:style-name="Table25.A1" office:value-type="string">
            <text:p text:style-name="P48">∧E</text:p>
          </table:table-cell>
          <table:table-cell table:style-name="Table25.B1" office:value-type="string">
            <text:p text:style-name="P48">∧I</text:p>
          </table:table-cell>
        </table:table-row>
        <table:table-row table:style-name="TableLine94648544520624">
          <table:table-cell table:style-name="Table25.A2" office:value-type="string">
            <text:p text:style-name="P86"/>
          </table:table-cell>
          <table:table-cell table:style-name="Table25.B2" office:value-type="string">
            <text:p text:style-name="P86"/>
          </table:table-cell>
        </table:table-row>
      </table:table>
      <text:p text:style-name="P2"/>
      <table:table table:name="Table26" table:style-name="Table26">
        <table:table-column table:style-name="Table26.A"/>
        <table:table-column table:style-name="Table26.B"/>
        <table:table-row table:style-name="TableLine94648544517376">
          <table:table-cell table:style-name="Table26.A1" office:value-type="string">
            <text:p text:style-name="P48">∨E</text:p>
          </table:table-cell>
          <table:table-cell table:style-name="Table26.B1" office:value-type="string">
            <text:p text:style-name="P48">∨I</text:p>
          </table:table-cell>
        </table:table-row>
        <table:table-row table:style-name="TableLine94648544527680">
          <table:table-cell table:style-name="Table26.A2" office:value-type="string">
            <text:p text:style-name="P86"/>
          </table:table-cell>
          <table:table-cell table:style-name="Table26.B2" office:value-type="string">
            <text:p text:style-name="P86"/>
          </table:table-cell>
        </table:table-row>
      </table:table>
      <text:p text:style-name="P10"><text:s/></text:p>
      <table:table table:name="Table27" table:style-name="Table27">
        <table:table-column table:style-name="Table27.A"/>
        <table:table-column table:style-name="Table27.B"/>
        <text:soft-page-break/>
        <table:table-row table:style-name="TableLine94648544523952">
          <table:table-cell table:style-name="Table27.A1" office:value-type="string">
            <text:p text:style-name="P48">→ E</text:p>
          </table:table-cell>
          <table:table-cell table:style-name="Table27.B1" office:value-type="string">
            <text:p text:style-name="P48"><text:s/>→ I</text:p>
          </table:table-cell>
        </table:table-row>
        <table:table-row table:style-name="TableLine94648544535200">
          <table:table-cell table:style-name="Table27.A2" office:value-type="string">
            <text:p text:style-name="P86"/>
          </table:table-cell>
          <table:table-cell table:style-name="Table27.B2" office:value-type="string">
            <text:p text:style-name="P86"/>
          </table:table-cell>
        </table:table-row>
      </table:table>
      <text:p text:style-name="P10"/>
      <table:table table:name="Table28" table:style-name="Table28">
        <table:table-column table:style-name="Table28.A"/>
        <table:table-column table:style-name="Table28.B"/>
        <table:table-row table:style-name="TableLine94648544531008">
          <table:table-cell table:style-name="Table28.A1" office:value-type="string">
            <text:p text:style-name="P48">↔ E</text:p>
          </table:table-cell>
          <table:table-cell table:style-name="Table28.B1" office:value-type="string">
            <text:p text:style-name="P48">↔ I </text:p>
          </table:table-cell>
        </table:table-row>
        <table:table-row table:style-name="TableLine94648544542688">
          <table:table-cell table:style-name="Table28.A2" office:value-type="string">
            <text:p text:style-name="P86"/>
          </table:table-cell>
          <table:table-cell table:style-name="Table28.B2" office:value-type="string">
            <text:p text:style-name="P86"/>
          </table:table-cell>
        </table:table-row>
      </table:table>
      <text:p text:style-name="P2"/>
      <table:table table:name="Table29" table:style-name="Table29">
        <table:table-column table:style-name="Table29.A"/>
        <table:table-column table:style-name="Table29.B"/>
        <table:table-row table:style-name="TableLine94648544538528">
          <table:table-cell table:style-name="Table29.A1" office:value-type="string">
            <text:p text:style-name="P48">EQ (Equiv. Substitution)</text:p>
          </table:table-cell>
          <table:table-cell table:style-name="Table29.B1" office:value-type="string">
            <text:p text:style-name="P48">Ax (Axiom) </text:p>
          </table:table-cell>
        </table:table-row>
        <table:table-row table:style-name="TableLine94648544550240">
          <table:table-cell table:style-name="Table29.A2" office:value-type="string">
            <text:p text:style-name="P86"/>
          </table:table-cell>
          <table:table-cell table:style-name="Table29.B2" office:value-type="string">
            <text:p text:style-name="P86"/>
          </table:table-cell>
        </table:table-row>
      </table:table>
      <text:p text:style-name="P10"/>
      <text:h text:style-name="Heading_20_3" text:outline-level="3">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style-name="TableLine94648544546016">
          <table:table-cell table:style-name="Table30.A1" office:value-type="string">
            <text:p text:style-name="P108">Name (Abbreviation)</text:p>
          </table:table-cell>
          <table:table-cell table:style-name="Table30.B1" office:value-type="string">
            <text:p text:style-name="P108">Rule</text:p>
          </table:table-cell>
        </table:table-row>
        <table:table-row table:style-name="TableLine94648544560704">
          <table:table-cell table:style-name="Table30.A2" office:value-type="string">
            <text:p text:style-name="P98">Definition Substitution (DEF)</text:p>
          </table:table-cell>
          <table:table-cell table:style-name="Table30.B2" office:value-type="string">
            <text:p text:style-name="P81">From [ Φ =df Ψ ], Θ(Φ), infer Θ(Ψ/Φ); <text:span text:style-name="T28">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style-name="TableLine94648544555264">
          <table:table-cell table:style-name="Table31.A1" office:value-type="string">
            <text:p text:style-name="P108">Name (Abbreviation)</text:p>
          </table:table-cell>
          <table:table-cell table:style-name="Table31.B1" office:value-type="string">
            <text:p text:style-name="P108">Sequent</text:p>
          </table:table-cell>
        </table:table-row>
        <table:table-row table:style-name="TableLine94648544584592">
          <table:table-cell table:style-name="Table31.A2" office:value-type="string">
            <text:p text:style-name="P34">Reiterate (RE)</text:p>
          </table:table-cell>
          <table:table-cell table:style-name="Table31.B2" office:value-type="string">
            <text:p text:style-name="P34">P <text:s/>⊢ <text:s/>P</text:p>
          </table:table-cell>
        </table:table-row>
        <table:table-row table:style-name="TableLine94648544586176">
          <table:table-cell table:style-name="Table31.A2" office:value-type="string">
            <text:p text:style-name="P34">Ex Falso Quodlibet (EFQ)</text:p>
          </table:table-cell>
          <table:table-cell table:style-name="Table31.B2" office:value-type="string">
            <text:p text:style-name="P34">P, -P <text:s/>⊢ <text:s/>Q <text:s text:c="3"/>(Q is any wff whatever)</text:p>
          </table:table-cell>
        </table:table-row>
        <table:table-row table:style-name="TableLine94648544586832">
          <table:table-cell table:style-name="Table31.A2" office:value-type="string">
            <text:p text:style-name="P34">Modus Tollens (MT)</text:p>
          </table:table-cell>
          <table:table-cell table:style-name="Table31.B2" office:value-type="string">
            <text:p text:style-name="P34">P → Q, -Q <text:s/>⊢ <text:s/>-P</text:p>
          </table:table-cell>
        </table:table-row>
        <table:table-row table:style-name="TableLine94648544587488">
          <table:table-cell table:style-name="Table31.A2" office:value-type="string">
            <text:p text:style-name="P34">Hypothetical Syllogism (HS)</text:p>
          </table:table-cell>
          <table:table-cell table:style-name="Table31.B2" office:value-type="string">
            <text:p text:style-name="P34">P → Q, Q → R <text:s/>⊢ <text:s/>P → R</text:p>
          </table:table-cell>
        </table:table-row>
        <table:table-row table:style-name="TableLine94648544588304">
          <table:table-cell table:style-name="Table31.A2" office:value-type="string">
            <text:p text:style-name="P34">Absorption (Abs)</text:p>
          </table:table-cell>
          <table:table-cell table:style-name="Table31.B2" office:value-type="string">
            <text:p text:style-name="P34">P → Q <text:s/>⊢ <text:s/>P → (P ∧ Q)</text:p>
          </table:table-cell>
        </table:table-row>
        <table:table-row table:style-name="TableLine94648544589072">
          <table:table-cell table:style-name="Table31.A2" office:value-type="string">
            <text:p text:style-name="P34">Constructive Dilemma (CD)</text:p>
          </table:table-cell>
          <table:table-cell table:style-name="Table31.B2" office:value-type="string">
            <text:p text:style-name="P34">P ∨ Q, P → R, Q → S <text:s/>⊢ <text:s/>R ∨ S</text:p>
          </table:table-cell>
        </table:table-row>
        <table:table-row table:style-name="TableLine94648544589888">
          <table:table-cell table:style-name="Table31.A2" office:value-type="string">
            <text:p text:style-name="P35">Destructive Dilemma (DD)</text:p>
          </table:table-cell>
          <table:table-cell table:style-name="Table31.B2" office:value-type="string">
            <text:p text:style-name="P35">P → Q, R → S, -Q ∨ -S <text:s/>⊢ <text:s/>-P ∨ -Q</text:p>
          </table:table-cell>
        </table:table-row>
        <table:table-row table:style-name="TableLine94648544590704">
          <table:table-cell table:style-name="Table31.A2" office:value-type="string">
            <text:p text:style-name="P35">Disjunctive Syllogism (DS)</text:p>
          </table:table-cell>
          <table:table-cell table:style-name="Table31.B2" office:value-type="string">
            <text:p text:style-name="P35">P ∨ Q, -P <text:s/>⊢ <text:s/>Q</text:p>
          </table:table-cell>
        </table:table-row>
        <table:table-row table:style-name="TableLine94648544591712">
          <table:table-cell table:style-name="Table31.A2" office:value-type="string">
            <text:p text:style-name="P35">Disjunctive Syllogism (DS)</text:p>
          </table:table-cell>
          <table:table-cell table:style-name="Table31.B2" office:value-type="string">
            <text:p text:style-name="P35">P ∨ Q, -Q <text:s/>⊢ <text:s/>P</text:p>
          </table:table-cell>
        </table:table-row>
        <table:table-row table:style-name="TableLine94648544592528">
          <table:table-cell table:style-name="Table31.A2" office:value-type="string">
            <text:p text:style-name="P35">Theorem (THM)</text:p>
          </table:table-cell>
          <table:table-cell table:style-name="Table31.B2" office:value-type="string">
            <text:p text:style-name="P35">[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52">⊢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52"><text:soft-page-break/>⊢ Φ ↔ Ψ</text:p>
      <text:p text:style-name="P2"/>
      <table:table table:name="Table32" table:style-name="Table32">
        <table:table-column table:style-name="Table32.A"/>
        <table:table-column table:style-name="Table32.B"/>
        <table:table-row table:style-name="TableLine94648544566032">
          <table:table-cell table:style-name="Table32.A1" office:value-type="string">
            <text:p text:style-name="P35">Name (Abbreviation)</text:p>
          </table:table-cell>
          <table:table-cell table:style-name="Table32.B1" office:value-type="string">
            <text:p text:style-name="P35">Sequent</text:p>
          </table:table-cell>
        </table:table-row>
        <table:table-row table:style-name="TableLine94648544630320">
          <table:table-cell table:style-name="Table32.A2" office:value-type="string">
            <text:p text:style-name="P35">Double Negation (DN)</text:p>
          </table:table-cell>
          <table:table-cell table:style-name="Table32.B2" office:value-type="string">
            <text:p text:style-name="P35">⊢ <text:s/>P ↔ --P</text:p>
          </table:table-cell>
        </table:table-row>
        <table:table-row table:style-name="TableLine94648544631760">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4648544632416">
          <table:table-cell table:style-name="Table32.A2" office:value-type="string">
            <text:p text:style-name="P35"><text:span text:style-name="T54">Idempotence</text:span> (<text:span text:style-name="T54">IDEM</text:span>)</text:p>
          </table:table-cell>
          <table:table-cell table:style-name="Table32.B2" office:value-type="string">
            <text:p text:style-name="P35">⊢ <text:s/>P ↔ (P ∨ P)</text:p>
          </table:table-cell>
        </table:table-row>
        <table:table-row table:style-name="TableLine94648544633072">
          <table:table-cell table:style-name="Table32.A2" office:value-type="string">
            <text:p text:style-name="P35">Transposition (TRANS)</text:p>
          </table:table-cell>
          <table:table-cell table:style-name="Table32.B2" office:value-type="string">
            <text:p text:style-name="P35">⊢ <text:s/>(P → Q) ↔ (-Q → -P)</text:p>
          </table:table-cell>
        </table:table-row>
        <table:table-row table:style-name="TableLine94648544633888">
          <table:table-cell table:style-name="Table32.A2" office:value-type="string">
            <text:p text:style-name="P35">Material Implication (MI)</text:p>
          </table:table-cell>
          <table:table-cell table:style-name="Table32.B2" office:value-type="string">
            <text:p text:style-name="P35">⊢ <text:s/>(P → Q) ↔ (-P ∨ Q)</text:p>
          </table:table-cell>
        </table:table-row>
        <table:table-row table:style-name="TableLine94648544634656">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4648544635472">
          <table:table-cell table:style-name="Table32.A2" office:value-type="string">
            <text:p text:style-name="P35">Association (ASSOC)</text:p>
          </table:table-cell>
          <table:table-cell table:style-name="Table32.B2" office:value-type="string">
            <text:p text:style-name="P35">⊢ <text:s/>(P ∨ (Q ∨ R)) ↔ ((P ∨ Q) ∨ R)</text:p>
          </table:table-cell>
        </table:table-row>
        <table:table-row table:style-name="TableLine94648544636288">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4648544637296">
          <table:table-cell table:style-name="Table32.A2" office:value-type="string">
            <text:p text:style-name="P35">Commutation (COM)</text:p>
          </table:table-cell>
          <table:table-cell table:style-name="Table32.B2" office:value-type="string">
            <text:p text:style-name="P35">⊢ <text:s/>(P ∨ Q) ↔ (Q ∨ P)</text:p>
          </table:table-cell>
        </table:table-row>
        <table:table-row table:style-name="TableLine94648544638112">
          <table:table-cell table:style-name="Table32.A2" office:value-type="string">
            <text:p text:style-name="P43">Commutation (COM)</text:p>
          </table:table-cell>
          <table:table-cell table:style-name="Table32.B2" office:value-type="string">
            <text:p text:style-name="P44">⊢ <text:s/>(P ↔ Q) ↔ (Q ↔ P)</text:p>
          </table:table-cell>
        </table:table-row>
        <table:table-row table:style-name="TableLine94648544638928">
          <table:table-cell table:style-name="Table32.A2" office:value-type="string">
            <text:p text:style-name="P35">Exportation (EXP)</text:p>
          </table:table-cell>
          <table:table-cell table:style-name="Table32.B2" office:value-type="string">
            <text:p text:style-name="P35">⊢ <text:s/>((P ∧ Q) → R) ↔ (P → (Q → R))</text:p>
          </table:table-cell>
        </table:table-row>
        <table:table-row table:style-name="TableLine94648544639744">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4648544640560">
          <table:table-cell table:style-name="Table32.A2" office:value-type="string">
            <text:p text:style-name="P35">Distribution (DIST)</text:p>
          </table:table-cell>
          <table:table-cell table:style-name="Table32.B2" office:value-type="string">
            <text:p text:style-name="P35">⊢ <text:s/>(P ∨ (Q ∧ R)) ↔ ((P ∨ Q) ∧ (P ∨ R))</text:p>
          </table:table-cell>
        </table:table-row>
        <table:table-row table:style-name="TableLine94648544641376">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4648544642192">
          <table:table-cell table:style-name="Table32.A2" office:value-type="string">
            <text:p text:style-name="P35">DeMorgan's law (DM)</text:p>
          </table:table-cell>
          <table:table-cell table:style-name="Table32.B2" office:value-type="string">
            <text:p text:style-name="P36">⊢ <text:s/>-(P ∨ Q) ↔ (-P ∧ -Q)</text:p>
          </table:table-cell>
        </table:table-row>
        <table:table-row table:style-name="TableLine94648544643008">
          <table:table-cell table:style-name="Table32.A2" office:value-type="string">
            <text:p text:style-name="P35">Material Equivalence (ME)</text:p>
          </table:table-cell>
          <table:table-cell table:style-name="Table32.B2" office:value-type="string">
            <text:p text:style-name="P36">⊢ <text:s/>(P ↔ Q) ↔ ((P → Q) ∧ (Q → P))</text:p>
          </table:table-cell>
        </table:table-row>
        <table:table-row table:style-name="TableLine94648544643824">
          <table:table-cell table:style-name="Table32.A2" office:value-type="string">
            <text:p text:style-name="P35">Material Equivalence (ME)</text:p>
          </table:table-cell>
          <table:table-cell table:style-name="Table32.B2" office:value-type="string">
            <text:p text:style-name="P36">⊢ <text:s/>(P ↔ Q) ↔ ((P ∧ Q) ∨ (-P ∧ -Q))</text:p>
          </table:table-cell>
        </table:table-row>
      </table:table>
      <text:p text:style-name="P2"/>
      <text:p text:style-name="P2">Appendix C contains the proof<text:span text:style-name="T40">s</text:span> of all <text:span text:style-name="T40">of </text:span>the<text:span text:style-name="T40">se</text:span> derived forms, theorems and equivalenc<text:span text:style-name="T40">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42">c</text:span>ounterexamples are where P is false (due to occurring negated in step 2), and Q is true (due to occurring unnegated in step 3). <text:s/>We can verify this with a truth-table. <text:s/>If a proposition symbol doesn't appear negated or <text:soft-page-break/>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Defining ⊥ Into Propositional Logic/Calculus</text:h>
      <text:p text:style-name="Preformatted_20_Text"><text:span text:style-name="T7">Some </text:span><text:span text:style-name="T9">Calculi</text:span><text:span text:style-name="T7"> implementations use ⊥ (the </text:span><text:span text:style-name="T14">CONTRADICTION SYMBOL</text:span><text:span text:style-name="T7">)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52">⊥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style-name="TableLine94648544599728">
          <table:table-cell table:style-name="Table33.A1" office:value-type="string">
            <text:p text:style-name="P109">Name (Abbreviation)</text:p>
          </table:table-cell>
          <table:table-cell table:style-name="Table33.B1" office:value-type="string">
            <text:p text:style-name="P109">Sequent</text:p>
          </table:table-cell>
        </table:table-row>
        <table:table-row table:style-name="TableLine94648544652720">
          <table:table-cell table:style-name="Table33.A2" office:value-type="string">
            <text:p text:style-name="P37">⊥ Introduction (⊥ I)</text:p>
          </table:table-cell>
          <table:table-cell table:style-name="Table33.B2" office:value-type="string">
            <text:p text:style-name="P37">P, -P <text:s/>⊢ <text:s/>⊥</text:p>
          </table:table-cell>
        </table:table-row>
        <table:table-row table:style-name="TableLine94648544655920">
          <table:table-cell table:style-name="Table33.A2" office:value-type="string">
            <text:p text:style-name="P37">⊥ Elimination (⊥ E)</text:p>
          </table:table-cell>
          <table:table-cell table:style-name="Table33.B2" office:value-type="string">
            <text:p text:style-name="P37">(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4063501093" text:style-name="L6">
        <text:list-item>
          <text:p text:style-name="P122">(Conclusion) If the conclusion has one of these forms</text:p>
          <text:p text:style-name="P122"/>
        </text:list-item>
      </text:list>
      <table:table table:name="Table36" table:style-name="Table36">
        <table:table-column table:style-name="Table36.A"/>
        <table:table-column table:style-name="Table36.B"/>
        <table:table-row table:style-name="TableLine94648544675552">
          <table:table-cell table:style-name="Table36.A1" office:value-type="string">
            <text:p text:style-name="P39">Φ ∧ Ψ</text:p>
          </table:table-cell>
          <table:table-cell table:style-name="Table36.B1" office:value-type="string">
            <text:p text:style-name="P49"><text:span text:style-name="T22">d</text:span><text:span text:style-name="T20">erive each conjunct, apply ∧I</text:span></text:p>
          </table:table-cell>
        </table:table-row>
        <table:table-row table:style-name="TableLine94648544705632">
          <table:table-cell table:style-name="Table36.A2" office:value-type="string">
            <text:p text:style-name="P39">Φ ∨ Ψ</text:p>
          </table:table-cell>
          <table:table-cell table:style-name="Table36.B2" office:value-type="string">
            <text:p text:style-name="P49"><text:span text:style-name="T22">d</text:span><text:span text:style-name="T20">erive one disjunct, apply ∨I</text:span></text:p>
          </table:table-cell>
        </table:table-row>
        <table:table-row table:style-name="TableLine94648544707072">
          <table:table-cell table:style-name="Table36.A2" office:value-type="string">
            <text:p text:style-name="P39">Φ → Ψ</text:p>
          </table:table-cell>
          <table:table-cell table:style-name="Table36.B2" office:value-type="string">
            <text:p text:style-name="P39"><text:span text:style-name="T41">h</text:span>ypothesize Φ derive Ψ, close the subproof, apply → I</text:p>
          </table:table-cell>
        </table:table-row>
        <table:table-row table:style-name="TableLine94648544707728">
          <table:table-cell table:style-name="Table36.A2" office:value-type="string">
            <text:p text:style-name="P39">Φ ↔ Ψ</text:p>
          </table:table-cell>
          <table:table-cell table:style-name="Table36.B2" office:value-type="string">
            <text:p text:style-name="P39"><text:span text:style-name="T41">d</text:span>erive Φ → Ψ, derive Ψ → Φ, apply ↔ I</text:p>
          </table:table-cell>
        </table:table-row>
      </table:table>
      <text:list xml:id="list114847307440193" text:continue-numbering="true" text:style-name="L6">
        <text:list-header>
          <text:p text:style-name="P123"/>
        </text:list-header>
        <text:list-item>
          <text:p text:style-name="P123">(Premise) If a premise has the following form,</text:p>
          <text:p text:style-name="P123"/>
        </text:list-item>
      </text:list>
      <table:table table:name="Table34" table:style-name="Table34">
        <table:table-column table:style-name="Table34.A"/>
        <table:table-column table:style-name="Table34.B"/>
        <table:table-row table:style-name="TableLine94648544697744">
          <table:table-cell table:style-name="Table34.A1" office:value-type="string">
            <text:p text:style-name="P39">Φ ∨ Ψ</text:p>
          </table:table-cell>
          <table:table-cell table:style-name="Table34.B1" office:value-type="string">
            <text:p text:style-name="P82">Derive two conditionals Φ → Θ and Ψ → Θ to obtain the <text:span text:style-name="T28">needed conclusion Θ</text:span></text:p>
          </table:table-cell>
        </table:table-row>
      </table:table>
      <text:list xml:id="list114847340682512" text:continue-numbering="true" text:style-name="L6">
        <text:list-header>
          <text:p text:style-name="P123"/>
        </text:list-header>
        <text:list-item>
          <text:p text:style-name="P123">(Reductio) Next try one of these taking WFF as the desired conclusion,</text:p>
          <text:p text:style-name="P123"><text:soft-page-break/></text:p>
        </text:list-item>
      </text:list>
      <table:table table:name="Table35" table:style-name="Table35">
        <table:table-column table:style-name="Table35.A"/>
        <table:table-column table:style-name="Table35.B"/>
        <table:table-row table:style-name="TableLine94648544714160">
          <table:table-cell table:style-name="Table35.A1" office:value-type="string">
            <text:p text:style-name="P39">- WFF</text:p>
          </table:table-cell>
          <table:table-cell table:style-name="Table35.B1" office:value-type="string">
            <text:p text:style-name="P84">Hypothesize WFF (unnegated), derive ⊥ or derive <text:span text:style-name="T28">a contradiction, lastly perform -I or ⊥E</text:span></text:p>
          </table:table-cell>
        </table:table-row>
        <table:table-row table:style-name="TableLine94648544726848">
          <table:table-cell table:style-name="Table35.A2" office:value-type="string">
            <text:p text:style-name="P40">WFF</text:p>
          </table:table-cell>
          <table:table-cell table:style-name="Table35.B2" office:value-type="string">
            <text:p text:style-name="P83">Hypothesize -WFF, derive ⊥ or contradiction, then <text:span text:style-name="T28">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style-name="TableLine94648544720992">
          <table:table-cell table:style-name="Table37.A1" office:value-type="string">
            <text:p text:style-name="P38">K → F</text:p>
          </table:table-cell>
          <table:table-cell table:style-name="Table37.B1" office:value-type="string">
            <text:p text:style-name="P38">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style-name="TableLine94648544741488">
          <table:table-cell table:style-name="Table38.A1" office:value-type="string">
            <text:p text:style-name="P38">-(K → F)</text:p>
          </table:table-cell>
          <table:table-cell table:style-name="Table38.B1" office:value-type="string">
            <text:p text:style-name="P38">it's false that if you keep up the work you'll go far</text:p>
          </table:table-cell>
        </table:table-row>
        <table:table-row table:style-name="TableLine94648544759472">
          <table:table-cell table:style-name="Table38.A2" office:value-type="string">
            <text:p text:style-name="P38">-(-K ∨ F)</text:p>
          </table:table-cell>
          <table:table-cell table:style-name="Table38.B2" office:value-type="string">
            <text:p text:style-name="P38">Material Implication</text:p>
          </table:table-cell>
        </table:table-row>
        <table:table-row table:style-name="TableLine94648544761056">
          <table:table-cell table:style-name="Table38.A2" office:value-type="string">
            <text:p text:style-name="P38">K ∧ -F</text:p>
          </table:table-cell>
          <table:table-cell table:style-name="Table38.B2" office:value-type="string">
            <text:p text:style-name="P38">DeMorgan's</text:p>
          </table:table-cell>
        </table:table-row>
      </table:table>
      <text:p text:style-name="P2"/>
      <text:p text:style-name="P2">Studying the conclusion, we determine that it says, "you keep up the good work and you don't go far." <text:s/>Does this sound like the negation of the original unnegated conditiona<text:span text:style-name="T49">l</text:span>?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text:soft-page-break/>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h text:style-name="Heading_20_1" text:outline-level="1">Predicate Logic</text:h>
      <text:p text:style-name="P2">Predicate logic introduces a way to analyze proposition symbols down into more basic components.</text:p>
      <text:p text:style-name="P2"/>
      <text:p text:style-name="P2"/>
      <text:h text:style-name="Heading_20_2" text:outline-level="2">Language</text:h>
      <text:p text:style-name="P2"/>
      <text:h text:style-name="P112" text:outline-level="3">Lexemes </text:h>
      <table:table table:name="Table39" table:style-name="Table39">
        <table:table-column table:style-name="Table39.A"/>
        <table:table-column table:style-name="Table39.B"/>
        <table:table-row table:style-name="TableLine94648544766208">
          <table:table-cell table:style-name="Table39.A1" office:value-type="string">
            <text:p text:style-name="P88">Non-Logical Symbols</text:p>
          </table:table-cell>
          <table:table-cell table:style-name="Table39.B1" office:value-type="string">
            <text:p text:style-name="P99"/>
          </table:table-cell>
        </table:table-row>
        <table:table-row table:style-name="TableLine94648544792256">
          <table:table-cell table:style-name="Table39.A2" office:value-type="string">
            <text:p text:style-name="P110"><text:span text:style-name="T10"><text:s text:c="5"/></text:span><text:span text:style-name="T11">Object Symbols</text:span></text:p>
          </table:table-cell>
          <table:table-cell table:style-name="Table39.B2" office:value-type="string">
            <text:p text:style-name="P88"/>
          </table:table-cell>
        </table:table-row>
        <table:table-row table:style-name="TableLine94648544793696">
          <table:table-cell table:style-name="Table39.A2" office:value-type="string">
            <text:p text:style-name="P110"><text:s text:c="10"/><text:span text:style-name="T50">Constants:</text:span></text:p>
          </table:table-cell>
          <table:table-cell table:style-name="Table39.B2" office:value-type="string">
            <text:p text:style-name="P100">a...t</text:p>
          </table:table-cell>
        </table:table-row>
        <table:table-row table:style-name="TableLine94648544794352">
          <table:table-cell table:style-name="Table39.A2" office:value-type="string">
            <text:p text:style-name="P99"><text:s text:c="5"/><text:span text:style-name="T50">Predicate Symbols:</text:span></text:p>
          </table:table-cell>
          <table:table-cell table:style-name="Table39.B2" office:value-type="string">
            <text:p text:style-name="P100">A...Z</text:p>
          </table:table-cell>
        </table:table-row>
        <table:table-row table:style-name="TableLine94648544795008">
          <table:table-cell table:style-name="Table39.A2" office:value-type="string">
            <text:p text:style-name="P99"><text:s text:c="5"/><text:span text:style-name="T23">Association Symbols:</text:span></text:p>
          </table:table-cell>
          <table:table-cell table:style-name="Table39.B2" office:value-type="string">
            <text:p text:style-name="P88">(, )</text:p>
          </table:table-cell>
        </table:table-row>
        <table:table-row table:style-name="TableLine94648544795824">
          <table:table-cell table:style-name="Table39.A2" office:value-type="string">
            <text:p text:style-name="P88">Logical Symbols</text:p>
          </table:table-cell>
          <table:table-cell table:style-name="Table39.B2" office:value-type="string">
            <text:p text:style-name="P99"/>
          </table:table-cell>
        </table:table-row>
        <table:table-row table:style-name="TableLine94648544796592">
          <table:table-cell table:style-name="Table39.A2" office:value-type="string">
            <text:p text:style-name="P99"><text:s text:c="5"/>Truth-Function Symbols:</text:p>
          </table:table-cell>
          <table:table-cell table:style-name="Table39.B2" office:value-type="string">
            <text:p text:style-name="P41">-, ∧, ∨, →, ↔</text:p>
          </table:table-cell>
        </table:table-row>
      </table:table>
      <text:p text:style-name="P14"/>
      <text:h text:style-name="P112" text:outline-level="3">Grammar </text:h>
      <text:p text:style-name="P85">It's conventional to use capital Greek letters to stand for arbitrary wffs, and lower-case Greek letters to stand for arbitrary constant object symbols.</text:p>
      <text:p text:style-name="P85"/>
      <text:p text:style-name="P85">An <text:span text:style-name="T2">ATOMIC FORMULA</text:span> consists of a Predicate symbol followed by zero or more constant object Symbols.</text:p>
      <text:p text:style-name="P14"/>
      <text:list xml:id="list114848647006631" text:continue-list="list639023749" text:style-name="L1">
        <text:list-item text:start-value="1">
          <text:p text:style-name="P116">Each atomic formula is a wff;</text:p>
        </text:list-item>
        <text:list-item>
          <text:p text:style-name="P116">if Φ is a wff, then -Φ is a wff;</text:p>
        </text:list-item>
        <text:list-item>
          <text:p text:style-name="P116">if Φ, Ψ are wffs, then (Φ ∧ Ψ),(Φ ∨ Ψ),(Φ → Ψ),(Φ ↔ Ψ) are wffs;</text:p>
        </text:list-item>
        <text:list-item>
          <text:p text:style-name="P116">nothing else is a wff. </text:p>
        </text:list-item>
      </text:list>
      <text:p text:style-name="P14"/>
      <text:h text:style-name="Heading_20_2" text:outline-level="2">Semantics</text:h>
      <text:h text:style-name="Heading_20_3" text:outline-level="3">Model</text:h>
      <text:p text:style-name="P2">Roughly, a MODEL is a limited representation of some state of affairs expressed using set theory. <text:s/>Since a set theory model can be a mathematical representation of something about the actual world, we can for our current purposes, informally regard the actual world as our model.</text:p>
      <text:h text:style-name="P112" text:outline-level="3">The Dictionary</text:h>
      <text:p text:style-name="P2">It is helpful to create a dictionary before constructing an atomic formula. <text:s/>When we investigate a new situation with logic, we want to clarify the meanings of the atomic formulas and the meanings of their components. <text:s/>A <text:soft-page-break/>dictionary lists the symbols and what they denote in the current universe of discourse. <text:s/>By convention, letters towards the end of the alphabet (u,v,w,x,y,z) may serve as placeholders, allowing us to define a predicate's meaning more clearly.</text:p>
      <text:h text:style-name="Heading_20_4" text:outline-level="4">Properties</text:h>
      <text:p text:style-name="P2">A property asserts that some object is a member of some particular set which when combined denotes a characteristic of the object.</text:p>
      <text:p text:style-name="P2"/>
      <text:p text:style-name="P2"><text:s text:c="9"/>Dictionary</text:p>
      <text:p text:style-name="P2"><text:s text:c="9"/>----------------</text:p>
      <text:p text:style-name="P2"/>
      <text:p text:style-name="P2"><text:s text:c="9"/>Object Symbols <text:s text:c="7"/>1-Place Predicates</text:p>
      <text:p text:style-name="P2"><text:s text:c="9"/>a, <text:s text:c="2"/>Alice <text:s text:c="11"/>Bx, <text:s text:c="2"/>x is blond</text:p>
      <text:p text:style-name="P2"><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oft-page-break/><text:s text:c="3"/>Any number of places is acceptable, including 0. <text:s/>0-place predicates are</text:p>
      <text:p text:style-name="P2"><text:s text:c="3"/>just proposition symbols.</text:p>
      <text:p text:style-name="P2"/>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ext:soft-page-break/>Truth-Trees</text:p>
      <text:p text:style-name="P2">===========</text:p>
      <text:p text:style-name="P2"/>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text:soft-page-break/></text:p>
      <text:p text:style-name="P2"><text:s text:c="3"/>Φ (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oft-page-break/><text:s text:c="9"/>-----------------------------------</text:p>
      <text:p text:style-name="P2"><text:s text:c="9"/>Px, <text:s text:c="3"/>x has some property P, x in set P, x is P.</text:p>
      <text:p text:style-name="P2"><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text:soft-page-break/>Scope</text:p>
      <text:p text:style-name="P2">-----</text:p>
      <text:p text:style-name="P2"/>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oft-page-break/><text:s text:c="9"/>∃x-(-Cx ∨ -Sx) <text:s/>By material implication</text:p>
      <text:p text:style-name="P2"><text:s text:c="9"/>∃x(--Cx ∧ --Sx) DeMorgan's</text:p>
      <text:p text:style-name="P2"><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oft-page-break/><text:s text:c="6"/>u | Universal <text:s/>| ∀x(Sx → Px) <text:s text:c="9"/>| ∀x(Sx → -Px) <text:s text:c="10"/>|</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oft-page-break/><text:s text:c="3"/>Any has different meanings depending upon how it's used. <text:s/>It can indicate</text:p>
      <text:p text:style-name="P2"><text:s text:c="3"/>either quantifier. <text:s/>Generally, try to rephrase the proposition</text:p>
      <text:p text:style-name="P2"><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oft-page-break/><text:s text:c="12"/>| <text:s text:c="25"/>| <text:s text:c="25"/>|</text:p>
      <text:p text:style-name="P2"><text:s text:c="12"/>| if possible c is not new | <text:s text:c="25"/>|</text:p>
      <text:p text:style-name="P2"><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oft-page-break/><text:s text:c="3"/>A boxed constant [α] introduces a *new* constant into a subproof, which</text:p>
      <text:p text:style-name="P2"><text:s text:c="3"/>subsequently goes out of scope when the subproof closes (just like</text:p>
      <text:p text:style-name="P2"><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18"><text:s text:c="3"/><text:span text:style-name="T55">Quantifier Exchange (QX)</text:span> <text:s text:c="29"/>⊢ <text:s/>-∀xΦ ↔ ∃x-Φ</text:p>
      <text:p text:style-name="P18"><text:s text:c="3"/><text:span text:style-name="T55">Quantifier Exchange (QX)</text:span> <text:s text:c="29"/>⊢ <text:s/>-∃xΦ ↔ ∀x-Φ </text:p>
      <text:p text:style-name="P2"><text:s text:c="3"/>================================ <text:s/>=========================================</text:p>
      <text:p text:style-name="P2"><text:soft-page-break/></text:p>
      <text:p text:style-name="P2">Proofs of Non-Consequence</text:p>
      <text:p text:style-name="P2">=========================</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reformatted_20_Text"><text:span text:style-name="T7"><text:s text:c="9"/>03. <text:s text:c="2"/>| <text:s text:c="2"/>∀x-(Px ∧ Qx) <text:s text:c="8"/>2 </text:span><text:span text:style-name="T12">QX</text:span></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oft-page-break/><text:s text:c="6"/>counterexamples: P=F, Q=F; and P=F, Q=T. <text:s/>Which is consistent with the</text:p>
      <text:p text:style-name="P2"><text:s text:c="6"/>proof of non-consequence.</text:p>
      <text:p text:style-name="P2"/>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oft-page-break/><text:s text:c="6"/>Object symbols</text:p>
      <text:p text:style-name="P2"><text:s text:c="9"/>constants: <text:s text:c="11"/>a...t</text:p>
      <text:p text:style-name="P2"><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oft-page-break/><text:s text:c="11"/>======== <text:s/>===============================================</text:p>
      <text:p text:style-name="P2"/>
      <text:p text:style-name="P2"/>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oft-page-break/><text:s text:c="3"/>Truth trees in FOL= are nearly identical to those in FOL; identity</text:p>
      <text:p text:style-name="P2"><text:s text:c="3"/>is just a predicate though with some special standing in FOL=. <text:s/>Therefore,</text:p>
      <text:p text:style-name="P2"><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oft-page-break/><text:s text:c="6"/>+-------------------------------+-------------------------------+</text:p>
      <text:p text:style-name="P2"/>
      <text:p text:style-name="P2"/>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8">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oft-page-break/><text:s text:c="3"/>or 'α=β' (where α,β are any constants; and could be the same constant).</text:p>
      <text:p text:style-name="P2"><text:s text:c="3"/>In addition to a constant object symbol, a function symbol with a</text:p>
      <text:p text:style-name="P2"><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text:span text:style-name="T61">is not </text:span>mapp<text:span text:style-name="T61">ed</text:span>)</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oft-page-break/><text:s text:c="9"/>State of Affairs in Universe</text:p>
      <text:p text:style-name="P2"><text:s text:c="9"/>-------------------------------------------</text:p>
      <text:p text:style-name="P2"><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soft-page-break/>=================</text:p>
      <text:p text:style-name="P2"/>
      <text:p text:style-name="P2"><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oft-page-break/><text:s text:c="3"/>a new way to name existing objects. <text:s/>Thus, functions do not require the</text:p>
      <text:p text:style-name="P2"><text:s text:c="3"/>addition of new inference rules. <text:s/>However, they do allow us to analyze</text:p>
      <text:p text:style-name="P2"><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Bertrand Russell introduced a <text:span text:style-name="T60">new notation for when there’s exactly one object that has property P (e.g. The ball in my hand, God, the king, etc.). <text:s/>He call</text:span>ed <text:span text:style-name="T60">this notion </text:span>a D<text:span text:style-name="T60">EFINITE DESCRIPTOR</text:span>.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text:p>
      <text:p text:style-name="P2">Concerns</text:p>
      <text:p text:style-name="P2">--------</text:p>
      <text:p text:style-name="P2"/>
      <text:p text:style-name="P2"><text:s text:c="3"/><text:span text:style-name="T60">What’s the truth-value of a definite descriptor if it doesn’t denote? <text:s/>This is the question that plagues descriptors. <text:s/>Russell was certain that such a proposition is false, but many philosophers aren’t so sure.</text:span></text:p>
      <text:p text:style-name="P2"><text:soft-page-break/></text:p>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text:soft-page-break/></text:p>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oft-page-break/><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text:soft-page-break/></text:p>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Axiomatic and Natural Deduction</text:p>
      <text:p text:style-name="P2">===============================</text:p>
      <text:p text:style-name="P2"/>
      <text:p text:style-name="P2"><text:s text:c="3"/>Th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text:span text:style-name="T54">Natural Deduction</text:span> in that they</text:p>
      <text:p text:style-name="P2"><text:s text:c="3"/>have fewer parts, but they are also more complicated and cumbersome to use</text:p>
      <text:p text:style-name="P2"><text:s text:c="3"/>and entirely dissimilar to how one reasons informally. <text:s/>Given all this, the</text:p>
      <text:p text:style-name="P2"><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oft-page-break/><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oft-page-break/><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text:soft-page-break/></text:p>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oft-page-break/><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oft-page-break/><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oft-page-break/><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text:soft-page-break/></text:p>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text:soft-page-break/></text:p>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reformatted_20_Text"><text:span text:style-name="T7"><text:s text:c="37"/></text:span><text:span text:style-name="T13">at any step</text:span><text:span text:style-name="T7">.</text:span></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oft-page-break/><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oft-page-break/><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text:s text:c="3"/>-------------------------------- <text:s/>-----------------------------------------</text:p>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ext:span text:style-name="T54">Idempotence</text:span> (<text:span text:style-name="T54">IDEM</text:span>) <text:s text:c="17"/>⊢ <text:s/>P ↔ (P ∧ P)</text:p>
      <text:p text:style-name="P2"><text:s text:c="3"/><text:span text:style-name="T54">Idempotence</text:span> (<text:span text:style-name="T54">IDEM</text:span>) <text:s text:c="17"/>⊢ <text:s/>P ↔ (P ∨ P)</text:p>
      <text:p text:style-name="P2"><text:soft-page-break/><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15"><text:s text:c="3"/><text:span text:style-name="T54">Commutation (COM) <text:s text:c="16"/>⊢ <text:s/>(P ↔ Q) ↔ (Q ↔ P)</text:span></text:p>
      <text:p text:style-name="P2"><text:s text:c="3"/>Exportation (EXP) <text:s text:c="16"/>⊢ <text:s/>((P ∧ Q) → R) ↔ (P → (Q → R))</text:p>
      <text:p text:style-name="P2"><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18"><text:s text:c="3"/><text:span text:style-name="T55">Quantifier Exchange (QX)</text:span> <text:s text:c="8"/>⊢ <text:s/>∀xΦ ↔ -∃x-Φ</text:p>
      <text:p text:style-name="P2"><text:s text:c="3"/>================================ <text:s/>=========================================</text:p>
      <text:p text:style-name="P2"/>
      <text:p text:style-name="P2"/>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oft-page-break/><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oft-page-break/><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17"><text:s text:c="3"/>Bidirectional Dilemma (BD) <text:s text:c="7"/>P → Q, R → S, P ∨ -S <text:s/>⊢ <text:s/>Q ∨ -R</text:p>
      <text:p text:style-name="P17"><text:s text:c="3"/>Proof</text:p>
      <text:p text:style-name="P17"><text:s text:c="3"/>01. <text:s text:c="2"/>P → Q <text:s text:c="19"/>A</text:p>
      <text:p text:style-name="P17"><text:s text:c="3"/>02. <text:s text:c="2"/>R → S <text:s text:c="19"/>A</text:p>
      <text:p text:style-name="P17"><text:s text:c="3"/>03. <text:s text:c="2"/>P ∨ -S <text:s text:c="18"/>A</text:p>
      <text:p text:style-name="P17"><text:s text:c="3"/>04. <text:s text:c="2"/>| <text:s text:c="2"/>P <text:s text:c="19"/>H (for → I)</text:p>
      <text:p text:style-name="P17"><text:s text:c="3"/>05. <text:s text:c="2"/>| <text:s text:c="2"/>Q <text:s text:c="19"/>1,4 → E</text:p>
      <text:p text:style-name="P17"><text:s text:c="3"/>06. <text:s text:c="2"/>| <text:s text:c="2"/>Q ∨ -R <text:s text:c="14"/>5 ∨ I</text:p>
      <text:p text:style-name="P17"><text:s text:c="3"/>07. <text:s text:c="2"/>P → (Q ∨ -R) <text:s text:c="12"/>4-6 → I</text:p>
      <text:p text:style-name="P17"><text:s text:c="3"/>08. <text:s text:c="2"/>| <text:s text:c="2"/>-S <text:s text:c="18"/>H (for → I)</text:p>
      <text:p text:style-name="P17"><text:s text:c="3"/>09. <text:s text:c="2"/>| <text:s text:c="2"/>-R <text:s text:c="18"/>2,8 MT</text:p>
      <text:p text:style-name="P17"><text:s text:c="3"/>10. <text:s text:c="2"/>| <text:s text:c="2"/>Q ∨ -R <text:s text:c="14"/>9 ∨I</text:p>
      <text:p text:style-name="P17"><text:s text:c="3"/>11. <text:s text:c="2"/>-S → (Q ∨ -R) <text:s text:c="11"/>8-10 → I</text:p>
      <text:p text:style-name="P17"><text:s text:c="3"/>12. <text:s text:c="2"/>Q ∨ -R <text:s text:c="18"/>3,7,11 ∨E</text:p>
      <text:p text:style-name="P17"><text:s text:c="3"/>QED</text:p>
      <text:p text:style-name="P17"/>
      <text:p text:style-name="P17">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oft-page-break/><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ext:span text:style-name="T54">Idempotence</text:span> (<text:span text:style-name="T54">IDEM</text:span>):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 text:c="3"/><text:span text:style-name="T54">Idempotence</text:span> (<text:span text:style-name="T54">IDEM</text:span>):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oft-page-break/><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oft-page-break/><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16"><text:soft-page-break/><text:s text:c="3"/>Commutation (COM): <text:s text:c="2"/>⊢ <text:s/>(P ↔ Q) ↔ (Q ↔ P)</text:p>
      <text:p text:style-name="P16"><text:s text:c="3"/>Proof</text:p>
      <text:p text:style-name="P16"><text:s text:c="3"/>01. <text:s text:c="2"/>| <text:s text:c="2"/>P ↔ Q <text:s text:c="30"/>H (for → I)</text:p>
      <text:p text:style-name="P16"><text:s text:c="3"/>02. <text:s text:c="2"/>| <text:s text:c="2"/>P → Q <text:s text:c="30"/>1 ↔ E</text:p>
      <text:p text:style-name="P16"><text:s text:c="3"/>03. <text:s text:c="2"/>| <text:s text:c="2"/>Q → P <text:s text:c="30"/>1 ↔ E</text:p>
      <text:p text:style-name="P16"><text:s text:c="3"/>04. <text:s text:c="2"/>| <text:s text:c="2"/>Q ↔ P <text:s text:c="30"/>2,3 ↔ I</text:p>
      <text:p text:style-name="P16"><text:s text:c="3"/>05. <text:s text:c="2"/>(P ↔ Q) → (Q ↔ P) <text:s text:c="22"/>1-10 → I</text:p>
      <text:p text:style-name="P16"><text:s text:c="3"/>06. <text:s text:c="2"/>| <text:s text:c="2"/>Q ↔ P <text:s text:c="30"/>H (for → I)</text:p>
      <text:p text:style-name="P16"><text:s text:c="3"/>07. <text:s text:c="2"/>| <text:s text:c="2"/>Q → P <text:s text:c="30"/>6 ↔ E</text:p>
      <text:p text:style-name="P16"><text:s text:c="3"/>08. <text:s text:c="2"/>| <text:s text:c="2"/>P → Q <text:s text:c="30"/>6 ↔ E</text:p>
      <text:p text:style-name="P16"><text:s text:c="3"/>09. <text:s text:c="2"/>| <text:s text:c="2"/>P ↔ Q <text:s text:c="30"/>7,8 ↔ I</text:p>
      <text:p text:style-name="P16"><text:s text:c="3"/>10. <text:s text:c="2"/>(Q ↔ P) → (P ↔ Q) <text:s text:c="22"/>6-9 → I</text:p>
      <text:p text:style-name="P16"><text:s text:c="3"/>11. <text:s text:c="2"/>(P ↔ Q) ↔ (Q ↔ P) <text:s text:c="22"/>5,10 ↔ I</text:p>
      <text:p text:style-name="P16"><text:s text:c="3"/>QED</text:p>
      <text:p text:style-name="P16"/>
      <text:p text:style-name="P16"><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oft-page-break/><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oft-page-break/><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oft-page-break/><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oft-page-break/><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soft-page-break/>==============================</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2-20T11:48:46.583898097</dc:date>
    <meta:editing-duration>PT17H43M44S</meta:editing-duration>
    <meta:editing-cycles>16</meta:editing-cycles>
    <meta:generator>LibreOffice/7.0.3.1$Linux_X86_64 LibreOffice_project/00$Build-1</meta:generator>
    <meta:document-statistic meta:table-count="40" meta:image-count="0" meta:object-count="0" meta:page-count="73" meta:paragraph-count="3238" meta:word-count="25007" meta:character-count="171753" meta:non-whitespace-character-count="104893"/>
  </office:meta>
</office:document-meta>
</file>